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0008in" fo:break-before="auto" style:use-optimal-row-height="true"/>
    </style:style>
    <style:style style:name="ro3" style:family="table-row">
      <style:table-row-properties style:row-height="0.8366in" fo:break-before="auto" style:use-optimal-row-height="true"/>
    </style:style>
    <style:style style:name="ro4" style:family="table-row">
      <style:table-row-properties style:row-height="0.6736in" fo:break-before="auto" style:use-optimal-row-height="true"/>
    </style:style>
    <style:style style:name="ro5" style:family="table-row">
      <style:table-row-properties style:row-height="1.3272in" fo:break-before="auto" style:use-optimal-row-height="true"/>
    </style:style>
    <style:style style:name="ro6" style:family="table-row">
      <style:table-row-properties style:row-height="0.878in" fo:break-before="auto" style:use-optimal-row-height="true"/>
    </style:style>
    <style:style style:name="ro7" style:family="table-row">
      <style:table-row-properties style:row-height="1.1638in" fo:break-before="auto" style:use-optimal-row-height="true"/>
    </style:style>
    <style:style style:name="ro8" style:family="table-row">
      <style:table-row-properties style:row-height="1.6543in" fo:break-before="auto" style:use-optimal-row-height="true"/>
    </style:style>
    <style:style style:name="ro9" style:family="table-row">
      <style:table-row-properties style:row-height="1.4909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wordle_id</text:p>
          </table:table-cell>
          <table:table-cell office:value-type="string" calcext:value-type="string">
            <text:p>tweet_id</text:p>
          </table:table-cell>
          <table:table-cell office:value-type="string" calcext:value-type="string">
            <text:p>tweet_date</text:p>
          </table:table-cell>
          <table:table-cell office:value-type="string" calcext:value-type="string">
            <text:p>tweet_username</text:p>
          </table:table-cell>
          <table:table-cell office:value-type="string" calcext:value-type="string">
            <text:p>tweet_text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1.48255337459166E+018" calcext:value-type="float">
            <text:p>1.48255337459166E+018</text:p>
          </table:table-cell>
          <table:table-cell office:value-type="string" calcext:value-type="string">
            <text:p>2022-01-16 03:20:43+00:00</text:p>
          </table:table-cell>
          <table:table-cell office:value-type="string" calcext:value-type="string">
            <text:p>bpszebes</text:p>
          </table:table-cell>
          <table:table-cell office:value-type="string" calcext:value-type="string">
            <text:p>Wordle 210 4/6</text:p>
            <text:p/>
            <text:p>⬛⬛🟨🟨⬛</text:p>
            <text:p>🟩⬛⬛⬛⬛</text:p>
            <text:p>🟩🟩🟨⬛⬛</text:p>
            <text:p>🟩🟩🟩🟩🟩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1.4825533879379E+018" calcext:value-type="float">
            <text:p>1.4825533879379E+018</text:p>
          </table:table-cell>
          <table:table-cell office:value-type="string" calcext:value-type="string">
            <text:p>2022-01-16 03:20:46+00:00</text:p>
          </table:table-cell>
          <table:table-cell office:value-type="string" calcext:value-type="string">
            <text:p>cruisecoup</text:p>
          </table:table-cell>
          <table:table-cell office:value-type="string" calcext:value-type="string">
            <text:p>Wordle 210 4/6</text:p>
            <text:p/>
            <text:p>⬜⬜⬜⬜⬜</text:p>
            <text:p>🟩🟩🟨🟨⬜</text:p>
            <text:p>🟩🟩⬜🟩🟨</text:p>
            <text:p>🟩🟩🟩🟩🟩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1.4825534222767E+018" calcext:value-type="float">
            <text:p>1.4825534222767E+018</text:p>
          </table:table-cell>
          <table:table-cell office:value-type="string" calcext:value-type="string">
            <text:p>2022-01-16 03:20:55+00:00</text:p>
          </table:table-cell>
          <table:table-cell office:value-type="string" calcext:value-type="string">
            <text:p>DestroVega</text:p>
          </table:table-cell>
          <table:table-cell office:value-type="string" calcext:value-type="string">
            <text:p>Wordle 210 4/6</text:p>
            <text:p/>
            <text:p>⬜⬜⬜🟨⬜</text:p>
            <text:p>⬜🟩⬜🟨⬜</text:p>
            <text:p>⬜🟩⬜🟨⬜</text:p>
            <text:p>🟩🟩🟩🟩🟩</text:p>
          </table:table-cell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float" office:value="1.48255343691063E+018" calcext:value-type="float">
            <text:p>1.48255343691063E+018</text:p>
          </table:table-cell>
          <table:table-cell office:value-type="string" calcext:value-type="string">
            <text:p>2022-01-16 03:20:58+00:00</text:p>
          </table:table-cell>
          <table:table-cell office:value-type="string" calcext:value-type="string">
            <text:p>brenmardash</text:p>
          </table:table-cell>
          <table:table-cell office:value-type="string" calcext:value-type="string">
            <text:p>Wordle 210 3/6</text:p>
            <text:p/>
            <text:p>⬜⬜🟨⬜⬜</text:p>
            <text:p>🟨🟨⬜⬜⬜</text:p>
            <text:p>🟩🟩🟩🟩🟩</text:p>
          </table:table-cell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float" office:value="1.48255344572691E+018" calcext:value-type="float">
            <text:p>1.48255344572691E+018</text:p>
          </table:table-cell>
          <table:table-cell office:value-type="string" calcext:value-type="string">
            <text:p>2022-01-16 03:21:00+00:00</text:p>
          </table:table-cell>
          <table:table-cell office:value-type="string" calcext:value-type="string">
            <text:p>KatieHowse2</text:p>
          </table:table-cell>
          <table:table-cell office:value-type="string" calcext:value-type="string">
            <text:p>Wordle 210 3/6</text:p>
            <text:p/>
            <text:p>⬛⬛🟨⬛⬛</text:p>
            <text:p>🟩🟩🟩⬛⬛</text:p>
            <text:p>🟩🟩🟩🟩🟩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1.4825534480254E+018" calcext:value-type="float">
            <text:p>1.4825534480254E+018</text:p>
          </table:table-cell>
          <table:table-cell office:value-type="string" calcext:value-type="string">
            <text:p>2022-01-16 03:21:01+00:00</text:p>
          </table:table-cell>
          <table:table-cell office:value-type="string" calcext:value-type="string">
            <text:p>iconoco</text:p>
          </table:table-cell>
          <table:table-cell office:value-type="string" calcext:value-type="string">
            <text:p>Wordle 210 4/6</text:p>
            <text:p/>
            <text:p>⬛⬛⬛🟨⬛</text:p>
            <text:p>🟨🟨⬛🟨⬛</text:p>
            <text:p>⬛🟩🟩⬛⬛</text:p>
            <text:p>🟩🟩🟩🟩🟩</text:p>
          </table:table-cell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float" office:value="1.4825534514396E+018" calcext:value-type="float">
            <text:p>1.4825534514396E+018</text:p>
          </table:table-cell>
          <table:table-cell office:value-type="string" calcext:value-type="string">
            <text:p>2022-01-16 03:21:01+00:00</text:p>
          </table:table-cell>
          <table:table-cell office:value-type="string" calcext:value-type="string">
            <text:p>ParickHarmon</text:p>
          </table:table-cell>
          <table:table-cell office:value-type="string" calcext:value-type="string">
            <text:p>Wordle 210 3/6</text:p>
            <text:p/>
            <text:p>🟨⬜⬜🟩⬜</text:p>
            <text:p>⬜🟨🟨🟨⬜</text:p>
            <text:p>🟩🟩🟩🟩🟩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1.48255346025171E+018" calcext:value-type="float">
            <text:p>1.48255346025171E+018</text:p>
          </table:table-cell>
          <table:table-cell office:value-type="string" calcext:value-type="string">
            <text:p>2022-01-16 03:21:04+00:00</text:p>
          </table:table-cell>
          <table:table-cell office:value-type="string" calcext:value-type="string">
            <text:p>Revnan2001</text:p>
          </table:table-cell>
          <table:table-cell office:value-type="string" calcext:value-type="string">
            <text:p>Wordle 210 4/6</text:p>
            <text:p/>
            <text:p>⬜⬜🟨⬜⬜</text:p>
            <text:p>⬜⬜⬜🟨⬜</text:p>
            <text:p>🟩🟨⬜⬜🟨</text:p>
            <text:p>🟩🟩🟩🟩🟩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1.48255347424398E+018" calcext:value-type="float">
            <text:p>1.48255347424398E+018</text:p>
          </table:table-cell>
          <table:table-cell office:value-type="string" calcext:value-type="string">
            <text:p>2022-01-16 03:21:07+00:00</text:p>
          </table:table-cell>
          <table:table-cell office:value-type="string" calcext:value-type="string">
            <text:p>sarajmun</text:p>
          </table:table-cell>
          <table:table-cell office:value-type="string" calcext:value-type="string">
            <text:p>Wordle 210 2/6</text:p>
            <text:p/>
            <text:p>🟨🟩⬛🟩🟨</text:p>
            <text:p>🟩🟩🟩🟩🟩</text:p>
            <text:p/>
            <text:p>Got lucky lol</text:p>
          </table:table-cell>
        </table:table-row>
        <table:table-row table:style-name="ro4">
          <table:table-cell office:value-type="float" office:value="210" calcext:value-type="float">
            <text:p>210</text:p>
          </table:table-cell>
          <table:table-cell office:value-type="float" office:value="1.4825534910507E+018" calcext:value-type="float">
            <text:p>1.4825534910507E+018</text:p>
          </table:table-cell>
          <table:table-cell office:value-type="string" calcext:value-type="string">
            <text:p>2022-01-16 03:21:11+00:00</text:p>
          </table:table-cell>
          <table:table-cell office:value-type="string" calcext:value-type="string">
            <text:p>CraigBatts</text:p>
          </table:table-cell>
          <table:table-cell office:value-type="string" calcext:value-type="string">
            <text:p>Wordle 210 2/6</text:p>
            <text:p/>
            <text:p>⬜🟩🟨⬜⬜</text:p>
            <text:p>🟩🟩🟩🟩🟩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1.48255358775022E+018" calcext:value-type="float">
            <text:p>1.48255358775022E+018</text:p>
          </table:table-cell>
          <table:table-cell office:value-type="string" calcext:value-type="string">
            <text:p>2022-01-16 03:21:34+00:00</text:p>
          </table:table-cell>
          <table:table-cell office:value-type="string" calcext:value-type="string">
            <text:p>DavidBowman2021</text:p>
          </table:table-cell>
          <table:table-cell office:value-type="string" calcext:value-type="string">
            <text:p>Wordle 210 4/6</text:p>
            <text:p/>
            <text:p>⬜⬜🟨⬜⬜</text:p>
            <text:p>⬜⬜🟨🟨⬜</text:p>
            <text:p>🟨🟩🟩⬜⬜</text:p>
            <text:p>🟩🟩🟩🟩🟩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1.48255359744321E+018" calcext:value-type="float">
            <text:p>1.48255359744321E+018</text:p>
          </table:table-cell>
          <table:table-cell office:value-type="string" calcext:value-type="string">
            <text:p>2022-01-16 03:21:36+00:00</text:p>
          </table:table-cell>
          <table:table-cell office:value-type="string" calcext:value-type="string">
            <text:p>Ilovelucy907</text:p>
          </table:table-cell>
          <table:table-cell office:value-type="string" calcext:value-type="string">
            <text:p>Wordle 210 4/6</text:p>
            <text:p/>
            <text:p>⬛⬛🟨⬛⬛</text:p>
            <text:p>🟨🟩⬛🟩🟨</text:p>
            <text:p>⬛🟩🟨🟩⬛</text:p>
            <text:p>🟩🟩🟩🟩🟩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1.48255360055158E+018" calcext:value-type="float">
            <text:p>1.48255360055158E+018</text:p>
          </table:table-cell>
          <table:table-cell office:value-type="string" calcext:value-type="string">
            <text:p>2022-01-16 03:21:37+00:00</text:p>
          </table:table-cell>
          <table:table-cell office:value-type="string" calcext:value-type="string">
            <text:p>Wasatchwarrior</text:p>
          </table:table-cell>
          <table:table-cell office:value-type="string" calcext:value-type="string">
            <text:p>Wordle 210 3/6</text:p>
            <text:p/>
            <text:p>⬜🟨⬜⬜⬜</text:p>
            <text:p>🟨⬜🟨⬜⬜</text:p>
            <text:p>🟩🟩🟩🟩🟩</text:p>
            <text:p>Oh boy….I just played for the first time. I can definitely see myself developing… https://t.co/9hnH8NzFKb</text:p>
          </table:table-cell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float" office:value="1.48255360132316E+018" calcext:value-type="float">
            <text:p>1.48255360132316E+018</text:p>
          </table:table-cell>
          <table:table-cell office:value-type="string" calcext:value-type="string">
            <text:p>2022-01-16 03:21:37+00:00</text:p>
          </table:table-cell>
          <table:table-cell office:value-type="string" calcext:value-type="string">
            <text:p>maggie77</text:p>
          </table:table-cell>
          <table:table-cell office:value-type="string" calcext:value-type="string">
            <text:p>Wordle 210 3/6</text:p>
            <text:p/>
            <text:p>🟨⬜🟨⬜⬜</text:p>
            <text:p>⬜🟩🟨🟨⬜</text:p>
            <text:p>🟩🟩🟩🟩🟩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1.48255362624137E+018" calcext:value-type="float">
            <text:p>1.48255362624137E+018</text:p>
          </table:table-cell>
          <table:table-cell office:value-type="string" calcext:value-type="string">
            <text:p>2022-01-16 03:21:43+00:00</text:p>
          </table:table-cell>
          <table:table-cell office:value-type="string" calcext:value-type="string">
            <text:p>marisasimone</text:p>
          </table:table-cell>
          <table:table-cell office:value-type="string" calcext:value-type="string">
            <text:p>Wordle 210 4/6</text:p>
            <text:p/>
            <text:p>⬛⬛⬛⬛⬛</text:p>
            <text:p>⬛🟨⬛⬛⬛</text:p>
            <text:p>⬛⬛🟨🟨⬛</text:p>
            <text:p>🟩🟩🟩🟩🟩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1.48255363380385E+018" calcext:value-type="float">
            <text:p>1.48255363380385E+018</text:p>
          </table:table-cell>
          <table:table-cell office:value-type="string" calcext:value-type="string">
            <text:p>2022-01-16 03:21:45+00:00</text:p>
          </table:table-cell>
          <table:table-cell office:value-type="string" calcext:value-type="string">
            <text:p>Akilragavan</text:p>
          </table:table-cell>
          <table:table-cell office:value-type="string" calcext:value-type="string">
            <text:p>Wordle 210 4/6</text:p>
            <text:p/>
            <text:p>⬛⬛🟨🟨⬛</text:p>
            <text:p>🟩🟨⬛⬛⬛</text:p>
            <text:p>🟩🟩🟨⬛⬛</text:p>
            <text:p>🟩🟩🟩🟩🟩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1.48255364264959E+018" calcext:value-type="float">
            <text:p>1.48255364264959E+018</text:p>
          </table:table-cell>
          <table:table-cell office:value-type="string" calcext:value-type="string">
            <text:p>2022-01-16 03:21:47+00:00</text:p>
          </table:table-cell>
          <table:table-cell office:value-type="string" calcext:value-type="string">
            <text:p>ShroomShoom</text:p>
          </table:table-cell>
          <table:table-cell office:value-type="string" calcext:value-type="string">
            <text:p>Wordle 210 4/6</text:p>
            <text:p/>
            <text:p>⬛⬛🟨🟨⬛</text:p>
            <text:p>⬛🟨🟩⬛⬛</text:p>
            <text:p>⬛🟩🟩🟩🟩</text:p>
            <text:p>🟩🟩🟩🟩🟩</text:p>
          </table:table-cell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float" office:value="1.48255364948634E+018" calcext:value-type="float">
            <text:p>1.48255364948634E+018</text:p>
          </table:table-cell>
          <table:table-cell office:value-type="string" calcext:value-type="string">
            <text:p>2022-01-16 03:21:49+00:00</text:p>
          </table:table-cell>
          <table:table-cell office:value-type="string" calcext:value-type="string">
            <text:p>exec101</text:p>
          </table:table-cell>
          <table:table-cell office:value-type="string" calcext:value-type="string">
            <text:p>Wordle 210 3/6</text:p>
            <text:p/>
            <text:p>⬜⬜🟨🟩🟨</text:p>
            <text:p>⬜🟨⬜⬜⬜</text:p>
            <text:p>🟩🟩🟩🟩🟩</text:p>
          </table:table-cell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float" office:value="1.48255367684989E+018" calcext:value-type="float">
            <text:p>1.48255367684989E+018</text:p>
          </table:table-cell>
          <table:table-cell office:value-type="string" calcext:value-type="string">
            <text:p>2022-01-16 03:21:55+00:00</text:p>
          </table:table-cell>
          <table:table-cell office:value-type="string" calcext:value-type="string">
            <text:p>niklas_ross</text:p>
          </table:table-cell>
          <table:table-cell office:value-type="string" calcext:value-type="string">
            <text:p>Wordle 210 3/6</text:p>
            <text:p/>
            <text:p>⬛⬛⬛🟨⬛</text:p>
            <text:p>🟩⬛🟨🟨⬛</text:p>
            <text:p>🟩🟩🟩🟩🟩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1.48255368429487E+018" calcext:value-type="float">
            <text:p>1.48255368429487E+018</text:p>
          </table:table-cell>
          <table:table-cell office:value-type="string" calcext:value-type="string">
            <text:p>2022-01-16 03:21:57+00:00</text:p>
          </table:table-cell>
          <table:table-cell office:value-type="string" calcext:value-type="string">
            <text:p>iBrews</text:p>
          </table:table-cell>
          <table:table-cell office:value-type="string" calcext:value-type="string">
            <text:p>Wordle 210 4/6</text:p>
            <text:p/>
            <text:p>⬛⬛🟨🟨⬛</text:p>
            <text:p>⬛🟩⬛🟩🟨</text:p>
            <text:p>🟨🟩⬛🟩⬛</text:p>
            <text:p>🟩🟩🟩🟩🟩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1.48255368505401E+018" calcext:value-type="float">
            <text:p>1.48255368505401E+018</text:p>
          </table:table-cell>
          <table:table-cell office:value-type="string" calcext:value-type="string">
            <text:p>2022-01-16 03:21:57+00:00</text:p>
          </table:table-cell>
          <table:table-cell office:value-type="string" calcext:value-type="string">
            <text:p>anna_aileen</text:p>
          </table:table-cell>
          <table:table-cell office:value-type="string" calcext:value-type="string">
            <text:p>Wordle 210 4/6</text:p>
            <text:p/>
            <text:p>⬜⬜⬜🟨⬜</text:p>
            <text:p>⬜⬜🟨⬜⬜</text:p>
            <text:p>⬜🟩🟩🟩🟩</text:p>
            <text:p>🟩🟩🟩🟩🟩</text:p>
          </table:table-cell>
        </table:table-row>
        <table:table-row table:style-name="ro5">
          <table:table-cell office:value-type="float" office:value="210" calcext:value-type="float">
            <text:p>210</text:p>
          </table:table-cell>
          <table:table-cell office:value-type="float" office:value="1.48255369077526E+018" calcext:value-type="float">
            <text:p>1.48255369077526E+018</text:p>
          </table:table-cell>
          <table:table-cell office:value-type="string" calcext:value-type="string">
            <text:p>2022-01-16 03:21:59+00:00</text:p>
          </table:table-cell>
          <table:table-cell office:value-type="string" calcext:value-type="string">
            <text:p>VilliamToledo</text:p>
          </table:table-cell>
          <table:table-cell office:value-type="string" calcext:value-type="string">
            <text:p>Wordle 210 6/6</text:p>
            <text:p/>
            <text:p>⬜⬜⬜🟨⬜</text:p>
            <text:p>🟨⬜⬜⬜⬜</text:p>
            <text:p>🟩🟨⬜⬜🟨</text:p>
            <text:p>🟩🟩⬜🟩⬜</text:p>
            <text:p>🟩🟩🟩🟩⬜</text:p>
            <text:p>🟩🟩🟩🟩🟩</text:p>
          </table:table-cell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float" office:value="1.48255370967446E+018" calcext:value-type="float">
            <text:p>1.48255370967446E+018</text:p>
          </table:table-cell>
          <table:table-cell office:value-type="string" calcext:value-type="string">
            <text:p>2022-01-16 03:22:03+00:00</text:p>
          </table:table-cell>
          <table:table-cell office:value-type="string" calcext:value-type="string">
            <text:p>indoor__voice</text:p>
          </table:table-cell>
          <table:table-cell office:value-type="string" calcext:value-type="string">
            <text:p>Wordle 210 3/6</text:p>
            <text:p/>
            <text:p>⬛⬛⬛🟨⬛</text:p>
            <text:p>⬛🟩🟨⬛⬛</text:p>
            <text:p>🟩🟩🟩🟩🟩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1.48255372991203E+018" calcext:value-type="float">
            <text:p>1.48255372991203E+018</text:p>
          </table:table-cell>
          <table:table-cell office:value-type="string" calcext:value-type="string">
            <text:p>2022-01-16 03:22:08+00:00</text:p>
          </table:table-cell>
          <table:table-cell office:value-type="string" calcext:value-type="string">
            <text:p>matty_som</text:p>
          </table:table-cell>
          <table:table-cell office:value-type="string" calcext:value-type="string">
            <text:p>Wordle 210 4/6</text:p>
            <text:p/>
            <text:p>⬛⬛🟨⬛⬛</text:p>
            <text:p>⬛🟩🟨⬛⬛</text:p>
            <text:p>🟩🟩🟩⬛⬛</text:p>
            <text:p>🟩🟩🟩🟩🟩</text:p>
          </table:table-cell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float" office:value="1.48255374793924E+018" calcext:value-type="float">
            <text:p>1.48255374793924E+018</text:p>
          </table:table-cell>
          <table:table-cell office:value-type="string" calcext:value-type="string">
            <text:p>2022-01-16 03:22:12+00:00</text:p>
          </table:table-cell>
          <table:table-cell office:value-type="string" calcext:value-type="string">
            <text:p>ryanf07</text:p>
          </table:table-cell>
          <table:table-cell office:value-type="string" calcext:value-type="string">
            <text:p>Wordle 210 3/6</text:p>
            <text:p/>
            <text:p>⬛⬛🟨🟩🟨</text:p>
            <text:p>⬛🟨⬛🟩🟨</text:p>
            <text:p>🟩🟩🟩🟩🟩 😁</text:p>
          </table:table-cell>
        </table:table-row>
        <table:table-row table:style-name="ro6">
          <table:table-cell office:value-type="float" office:value="210" calcext:value-type="float">
            <text:p>210</text:p>
          </table:table-cell>
          <table:table-cell office:value-type="float" office:value="1.48255376966971E+018" calcext:value-type="float">
            <text:p>1.48255376966971E+018</text:p>
          </table:table-cell>
          <table:table-cell office:value-type="string" calcext:value-type="string">
            <text:p>2022-01-16 03:22:17+00:00</text:p>
          </table:table-cell>
          <table:table-cell office:value-type="string" calcext:value-type="string">
            <text:p>ahj_in_sf</text:p>
          </table:table-cell>
          <table:table-cell office:value-type="string" calcext:value-type="string">
            <text:p>Wordle 210 2/6</text:p>
            <text:p/>
            <text:p>🟩⬜🟨🟩🟨</text:p>
            <text:p>🟩🟩🟩🟩🟩</text:p>
            <text:p>어 이건 좀 자랑하고 싶다…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1.48255379452521E+018" calcext:value-type="float">
            <text:p>1.48255379452521E+018</text:p>
          </table:table-cell>
          <table:table-cell office:value-type="string" calcext:value-type="string">
            <text:p>2022-01-16 03:22:23+00:00</text:p>
          </table:table-cell>
          <table:table-cell office:value-type="string" calcext:value-type="string">
            <text:p>superrrmodel</text:p>
          </table:table-cell>
          <table:table-cell office:value-type="string" calcext:value-type="string">
            <text:p>Wordle 210 4/6</text:p>
            <text:p/>
            <text:p>⬜⬜🟨⬜⬜</text:p>
            <text:p>⬜🟩🟩⬜⬜</text:p>
            <text:p>⬜🟩🟩🟨⬜</text:p>
            <text:p>🟩🟩🟩🟩🟩</text:p>
          </table:table-cell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float" office:value="1.48255380758622E+018" calcext:value-type="float">
            <text:p>1.48255380758622E+018</text:p>
          </table:table-cell>
          <table:table-cell office:value-type="string" calcext:value-type="string">
            <text:p>2022-01-16 03:22:26+00:00</text:p>
          </table:table-cell>
          <table:table-cell office:value-type="string" calcext:value-type="string">
            <text:p>leahmachtsachen</text:p>
          </table:table-cell>
          <table:table-cell office:value-type="string" calcext:value-type="string">
            <text:p>Wordle 210 3/6</text:p>
            <text:p/>
            <text:p>⬛⬛⬛🟨⬛</text:p>
            <text:p>🟩⬛🟨🟩🟨</text:p>
            <text:p>🟩🟩🟩🟩🟩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1.48690305134042E+018" calcext:value-type="float">
            <text:p>1.48690305134042E+018</text:p>
          </table:table-cell>
          <table:table-cell office:value-type="string" calcext:value-type="string">
            <text:p>2022-01-28 03:24:47+00:00</text:p>
          </table:table-cell>
          <table:table-cell office:value-type="string" calcext:value-type="string">
            <text:p>MomMaven</text:p>
          </table:table-cell>
          <table:table-cell office:value-type="string" calcext:value-type="string">
            <text:p>Wordle 222 4/6</text:p>
            <text:p/>
            <text:p>⬛⬛🟨🟩🟩</text:p>
            <text:p>⬛🟩⬛🟩🟩</text:p>
            <text:p>⬛🟩🟩🟩🟩</text:p>
            <text:p>🟩🟩🟩🟩🟩</text:p>
          </table:table-cell>
        </table:table-row>
        <table:table-row table:style-name="ro7">
          <table:table-cell office:value-type="float" office:value="222" calcext:value-type="float">
            <text:p>222</text:p>
          </table:table-cell>
          <table:table-cell office:value-type="float" office:value="1.48690306196882E+018" calcext:value-type="float">
            <text:p>1.48690306196882E+018</text:p>
          </table:table-cell>
          <table:table-cell office:value-type="string" calcext:value-type="string">
            <text:p>2022-01-28 03:24:49+00:00</text:p>
          </table:table-cell>
          <table:table-cell office:value-type="string" calcext:value-type="string">
            <text:p>KarlKaufmanADI</text:p>
          </table:table-cell>
          <table:table-cell office:value-type="string" calcext:value-type="string">
            <text:p>Wordle 222 5/6</text:p>
            <text:p/>
            <text:p>⬛🟨⬛⬛⬛</text:p>
            <text:p>🟨🟨⬛⬛🟩</text:p>
            <text:p>⬛⬛🟩🟩🟩</text:p>
            <text:p>⬛⬛🟩🟩🟩</text:p>
            <text:p>🟩🟩🟩🟩🟩</text:p>
          </table:table-cell>
        </table:table-row>
        <table:table-row table:style-name="ro8">
          <table:table-cell office:value-type="float" office:value="222" calcext:value-type="float">
            <text:p>222</text:p>
          </table:table-cell>
          <table:table-cell office:value-type="float" office:value="1.48690306962763E+018" calcext:value-type="float">
            <text:p>1.48690306962763E+018</text:p>
          </table:table-cell>
          <table:table-cell office:value-type="string" calcext:value-type="string">
            <text:p>2022-01-28 03:24:51+00:00</text:p>
          </table:table-cell>
          <table:table-cell office:value-type="string" calcext:value-type="string">
            <text:p>pomonella01</text:p>
          </table:table-cell>
          <table:table-cell office:value-type="string" calcext:value-type="string">
            <text:p>Wordle 222 6/6</text:p>
            <text:p/>
            <text:p>⬛⬛🟨⬛⬛</text:p>
            <text:p>🟨🟩⬛⬛⬛</text:p>
            <text:p>🟩🟩🟨⬛⬛</text:p>
            <text:p>🟩🟩⬛⬛⬛</text:p>
            <text:p>🟩🟩🟩⬛🟨</text:p>
            <text:p>🟩🟩🟩🟩🟩</text:p>
            <text:p/>
            <text:p>i've typed this into a terminal so many times i should have known</text:p>
          </table:table-cell>
        </table:table-row>
        <table:table-row table:style-name="ro7">
          <table:table-cell office:value-type="float" office:value="222" calcext:value-type="float">
            <text:p>222</text:p>
          </table:table-cell>
          <table:table-cell office:value-type="float" office:value="1.48690308552394E+018" calcext:value-type="float">
            <text:p>1.48690308552394E+018</text:p>
          </table:table-cell>
          <table:table-cell office:value-type="string" calcext:value-type="string">
            <text:p>2022-01-28 03:24:55+00:00</text:p>
          </table:table-cell>
          <table:table-cell office:value-type="string" calcext:value-type="string">
            <text:p>RealPheng</text:p>
          </table:table-cell>
          <table:table-cell office:value-type="string" calcext:value-type="string">
            <text:p>Wordle 222 5/6</text:p>
            <text:p/>
            <text:p>⬛🟩🟩⬛⬛</text:p>
            <text:p>⬛🟩🟩🟩⬛</text:p>
            <text:p>⬛🟩🟩🟩⬛</text:p>
            <text:p>⬛🟩🟩🟩⬛</text:p>
            <text:p>🟩🟩🟩🟩🟩</text:p>
          </table:table-cell>
        </table:table-row>
        <table:table-row table:style-name="ro5">
          <table:table-cell office:value-type="float" office:value="222" calcext:value-type="float">
            <text:p>222</text:p>
          </table:table-cell>
          <table:table-cell office:value-type="float" office:value="1.48690309995241E+018" calcext:value-type="float">
            <text:p>1.48690309995241E+018</text:p>
          </table:table-cell>
          <table:table-cell office:value-type="string" calcext:value-type="string">
            <text:p>2022-01-28 03:24:59+00:00</text:p>
          </table:table-cell>
          <table:table-cell office:value-type="string" calcext:value-type="string">
            <text:p>frezze912</text:p>
          </table:table-cell>
          <table:table-cell office:value-type="string" calcext:value-type="string">
            <text:p>Wordle 222 6/6</text:p>
            <text:p/>
            <text:p>⬛⬛⬛⬛🟩</text:p>
            <text:p>⬛🟨⬛⬛🟩</text:p>
            <text:p>⬛🟨⬛🟩🟩</text:p>
            <text:p>⬛🟩⬛⬛⬛</text:p>
            <text:p>⬛🟩🟩🟩🟩</text:p>
            <text:p>🟩🟩🟩🟩🟩</text:p>
          </table:table-cell>
        </table:table-row>
        <table:table-row table:style-name="ro7">
          <table:table-cell office:value-type="float" office:value="222" calcext:value-type="float">
            <text:p>222</text:p>
          </table:table-cell>
          <table:table-cell office:value-type="float" office:value="1.48690310176421E+018" calcext:value-type="float">
            <text:p>1.48690310176421E+018</text:p>
          </table:table-cell>
          <table:table-cell office:value-type="string" calcext:value-type="string">
            <text:p>2022-01-28 03:24:59+00:00</text:p>
          </table:table-cell>
          <table:table-cell office:value-type="string" calcext:value-type="string">
            <text:p>Fitz__Crackers</text:p>
          </table:table-cell>
          <table:table-cell office:value-type="string" calcext:value-type="string">
            <text:p>Wordle 222 4/6</text:p>
            <text:p/>
            <text:p>⬛⬛⬛⬛⬛</text:p>
            <text:p>⬛⬛🟨⬛⬛</text:p>
            <text:p>⬛⬛🟨🟨🟩</text:p>
            <text:p>🟩🟩🟩🟩🟩</text:p>
            <text:p>After the first two I thought I might miss this one!</text:p>
          </table:table-cell>
        </table:table-row>
        <table:table-row table:style-name="ro7">
          <table:table-cell office:value-type="float" office:value="222" calcext:value-type="float">
            <text:p>222</text:p>
          </table:table-cell>
          <table:table-cell office:value-type="float" office:value="1.48690315037627E+018" calcext:value-type="float">
            <text:p>1.48690315037627E+018</text:p>
          </table:table-cell>
          <table:table-cell office:value-type="string" calcext:value-type="string">
            <text:p>2022-01-28 03:25:11+00:00</text:p>
          </table:table-cell>
          <table:table-cell office:value-type="string" calcext:value-type="string">
            <text:p>skyerickner</text:p>
          </table:table-cell>
          <table:table-cell office:value-type="string" calcext:value-type="string">
            <text:p>Wordle 222 3/6</text:p>
            <text:p/>
            <text:p>🟩🟩🟩⬜⬜</text:p>
            <text:p>🟩🟩🟩🟨⬜</text:p>
            <text:p>🟩🟩🟩🟩🟩</text:p>
            <text:p/>
            <text:p>Ya I started ….</text:p>
          </table:table-cell>
        </table:table-row>
        <table:table-row table:style-name="ro3">
          <table:table-cell office:value-type="float" office:value="222" calcext:value-type="float">
            <text:p>222</text:p>
          </table:table-cell>
          <table:table-cell office:value-type="float" office:value="1.48690316272425E+018" calcext:value-type="float">
            <text:p>1.48690316272425E+018</text:p>
          </table:table-cell>
          <table:table-cell office:value-type="string" calcext:value-type="string">
            <text:p>2022-01-28 03:25:13+00:00</text:p>
          </table:table-cell>
          <table:table-cell office:value-type="string" calcext:value-type="string">
            <text:p>Jacksie12</text:p>
          </table:table-cell>
          <table:table-cell office:value-type="string" calcext:value-type="string">
            <text:p>Wordle 222 3/6</text:p>
            <text:p/>
            <text:p>⬛⬛⬛⬛⬛</text:p>
            <text:p>⬛🟨🟨⬛⬛</text:p>
            <text:p>🟩🟩🟩🟩🟩</text:p>
          </table:table-cell>
        </table:table-row>
        <table:table-row table:style-name="ro5">
          <table:table-cell office:value-type="float" office:value="222" calcext:value-type="float">
            <text:p>222</text:p>
          </table:table-cell>
          <table:table-cell office:value-type="float" office:value="1.48690316631888E+018" calcext:value-type="float">
            <text:p>1.48690316631888E+018</text:p>
          </table:table-cell>
          <table:table-cell office:value-type="string" calcext:value-type="string">
            <text:p>2022-01-28 03:25:14+00:00</text:p>
          </table:table-cell>
          <table:table-cell office:value-type="string" calcext:value-type="string">
            <text:p>Shinylocke</text:p>
          </table:table-cell>
          <table:table-cell office:value-type="string" calcext:value-type="string">
            <text:p>Wordle 222 5/6</text:p>
            <text:p/>
            <text:p>⬛⬛🟨⬛⬛</text:p>
            <text:p>⬛⬛⬛🟨⬛</text:p>
            <text:p>⬛⬛🟨⬛⬛</text:p>
            <text:p>⬛🟨🟨🟨🟩</text:p>
            <text:p>🟩🟩🟩🟩🟩</text:p>
            <text:p>im off my game</text:p>
          </table:table-cell>
        </table:table-row>
        <table:table-row table:style-name="ro7">
          <table:table-cell office:value-type="float" office:value="222" calcext:value-type="float">
            <text:p>222</text:p>
          </table:table-cell>
          <table:table-cell office:value-type="float" office:value="1.48690317353312E+018" calcext:value-type="float">
            <text:p>1.48690317353312E+018</text:p>
          </table:table-cell>
          <table:table-cell office:value-type="string" calcext:value-type="string">
            <text:p>2022-01-28 03:25:16+00:00</text:p>
          </table:table-cell>
          <table:table-cell office:value-type="string" calcext:value-type="string">
            <text:p>SaadKolachi</text:p>
          </table:table-cell>
          <table:table-cell office:value-type="string" calcext:value-type="string">
            <text:p>Wordle 222 5/6</text:p>
            <text:p/>
            <text:p>⬜🟩🟩⬜⬜</text:p>
            <text:p>⬜🟩🟩⬜🟩</text:p>
            <text:p>⬜🟩🟩🟨⬜</text:p>
            <text:p>⬜🟩🟩🟩🟩</text:p>
            <text:p>🟩🟩🟩🟩🟩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1.48690318713521E+018" calcext:value-type="float">
            <text:p>1.48690318713521E+018</text:p>
          </table:table-cell>
          <table:table-cell office:value-type="string" calcext:value-type="string">
            <text:p>2022-01-28 03:25:19+00:00</text:p>
          </table:table-cell>
          <table:table-cell office:value-type="string" calcext:value-type="string">
            <text:p>AbdelhamidTaha</text:p>
          </table:table-cell>
          <table:table-cell office:value-type="string" calcext:value-type="string">
            <text:p>Wordle 222 3/6</text:p>
            <text:p/>
            <text:p>⬛🟨⬛⬛⬛</text:p>
            <text:p>🟨⬛⬛🟩⬛</text:p>
            <text:p>🟩🟩🟩🟩🟩</text:p>
            <text:p>We are on a streak!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1.48690318914004E+018" calcext:value-type="float">
            <text:p>1.48690318914004E+018</text:p>
          </table:table-cell>
          <table:table-cell office:value-type="string" calcext:value-type="string">
            <text:p>2022-01-28 03:25:20+00:00</text:p>
          </table:table-cell>
          <table:table-cell office:value-type="string" calcext:value-type="string">
            <text:p>jainbharat75</text:p>
          </table:table-cell>
          <table:table-cell office:value-type="string" calcext:value-type="string">
            <text:p>Wordle 222 4/6</text:p>
            <text:p/>
            <text:p>⬛⬛⬛⬛🟩</text:p>
            <text:p>⬛🟩⬛🟩🟩</text:p>
            <text:p>⬛🟩🟩🟩🟩</text:p>
            <text:p>🟩🟩🟩🟩🟩 ⁦@WordleStats⁩ ⁦@Ncherukupalli⁩ ⁦@KannanAmaresh⁩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1.48690319552801E+018" calcext:value-type="float">
            <text:p>1.48690319552801E+018</text:p>
          </table:table-cell>
          <table:table-cell office:value-type="string" calcext:value-type="string">
            <text:p>2022-01-28 03:25:21+00:00</text:p>
          </table:table-cell>
          <table:table-cell office:value-type="string" calcext:value-type="string">
            <text:p>OstapYarysh</text:p>
          </table:table-cell>
          <table:table-cell office:value-type="string" calcext:value-type="string">
            <text:p>Wordle 222 2/6</text:p>
            <text:p/>
            <text:p>⬜🟩⬜🟩🟩</text:p>
            <text:p>🟩🟩🟩🟩🟩</text:p>
            <text:p/>
            <text:p>💪🏼</text:p>
          </table:table-cell>
        </table:table-row>
        <table:table-row table:style-name="ro5">
          <table:table-cell office:value-type="float" office:value="238" calcext:value-type="float">
            <text:p>238</text:p>
          </table:table-cell>
          <table:table-cell office:value-type="float" office:value="1.49271176933219E+018" calcext:value-type="float">
            <text:p>1.49271176933219E+018</text:p>
          </table:table-cell>
          <table:table-cell office:value-type="string" calcext:value-type="string">
            <text:p>2022-02-13 04:06:33+00:00</text:p>
          </table:table-cell>
          <table:table-cell office:value-type="string" calcext:value-type="string">
            <text:p>cobaltcowboy</text:p>
          </table:table-cell>
          <table:table-cell office:value-type="string" calcext:value-type="string">
            <text:p>Wordle 238 6/6</text:p>
            <text:p/>
            <text:p>⬛⬛🟨🟨⬛</text:p>
            <text:p>🟨🟨⬛🟨⬛</text:p>
            <text:p>⬛🟨🟨🟨⬛</text:p>
            <text:p>🟨⬛🟩⬛⬛</text:p>
            <text:p>⬛⬛🟩🟩🟩</text:p>
            <text:p>🟩🟩🟩🟩🟩   looks like a flower 😌</text:p>
          </table:table-cell>
        </table:table-row>
        <table:table-row table:style-name="ro5">
          <table:table-cell office:value-type="float" office:value="238" calcext:value-type="float">
            <text:p>238</text:p>
          </table:table-cell>
          <table:table-cell office:value-type="float" office:value="1.49271178022475E+018" calcext:value-type="float">
            <text:p>1.49271178022475E+018</text:p>
          </table:table-cell>
          <table:table-cell office:value-type="string" calcext:value-type="string">
            <text:p>2022-02-13 04:06:36+00:00</text:p>
          </table:table-cell>
          <table:table-cell office:value-type="string" calcext:value-type="string">
            <text:p>amberfitz03</text:p>
          </table:table-cell>
          <table:table-cell office:value-type="string" calcext:value-type="string">
            <text:p>Wordle 238 6/6</text:p>
            <text:p/>
            <text:p>🟨⬛⬛⬛🟨</text:p>
            <text:p>🟩⬛🟨⬛⬛</text:p>
            <text:p>⬛⬛⬛🟨⬛</text:p>
            <text:p>⬛🟨⬛⬛⬛</text:p>
            <text:p>🟩⬛⬛⬛🟨</text:p>
            <text:p>🟩🟩🟩🟩🟩</text:p>
          </table:table-cell>
        </table:table-row>
        <table:table-row table:style-name="ro7">
          <table:table-cell office:value-type="float" office:value="238" calcext:value-type="float">
            <text:p>238</text:p>
          </table:table-cell>
          <table:table-cell office:value-type="float" office:value="1.49271179862936E+018" calcext:value-type="float">
            <text:p>1.49271179862936E+018</text:p>
          </table:table-cell>
          <table:table-cell office:value-type="string" calcext:value-type="string">
            <text:p>2022-02-13 04:06:40+00:00</text:p>
          </table:table-cell>
          <table:table-cell office:value-type="string" calcext:value-type="string">
            <text:p>CindyCo</text:p>
          </table:table-cell>
          <table:table-cell office:value-type="string" calcext:value-type="string">
            <text:p>Wordle 238 5/6</text:p>
            <text:p/>
            <text:p>⬜⬜🟨⬜🟨</text:p>
            <text:p>🟨🟨⬜⬜⬜</text:p>
            <text:p>🟨⬜⬜⬜🟨</text:p>
            <text:p>⬜🟨⬜🟨⬜</text:p>
            <text:p>🟩🟩🟩🟩🟩m</text:p>
          </table:table-cell>
        </table:table-row>
        <table:table-row table:style-name="ro7">
          <table:table-cell office:value-type="float" office:value="238" calcext:value-type="float">
            <text:p>238</text:p>
          </table:table-cell>
          <table:table-cell office:value-type="float" office:value="1.49271180153593E+018" calcext:value-type="float">
            <text:p>1.49271180153593E+018</text:p>
          </table:table-cell>
          <table:table-cell office:value-type="string" calcext:value-type="string">
            <text:p>2022-02-13 04:06:41+00:00</text:p>
          </table:table-cell>
          <table:table-cell office:value-type="string" calcext:value-type="string">
            <text:p>MarNevinski</text:p>
          </table:table-cell>
          <table:table-cell office:value-type="string" calcext:value-type="string">
            <text:p>Wordle 238 3/6</text:p>
            <text:p/>
            <text:p>🟨🟩⬜⬜⬜</text:p>
            <text:p>⬜🟩⬜🟨🟨</text:p>
            <text:p>🟩🟩🟩🟩🟩</text:p>
            <text:p/>
            <text:p>This morning there was a glitch with my #Wordle link, and I panicked - a whole d… https://t.co/B6v127DMtG</text:p>
          </table:table-cell>
        </table:table-row>
        <table:table-row table:style-name="ro3">
          <table:table-cell office:value-type="float" office:value="238" calcext:value-type="float">
            <text:p>238</text:p>
          </table:table-cell>
          <table:table-cell office:value-type="float" office:value="1.49271180568846E+018" calcext:value-type="float">
            <text:p>1.49271180568846E+018</text:p>
          </table:table-cell>
          <table:table-cell office:value-type="string" calcext:value-type="string">
            <text:p>2022-02-13 04:06:42+00:00</text:p>
          </table:table-cell>
          <table:table-cell office:value-type="string" calcext:value-type="string">
            <text:p>Kipptacular</text:p>
          </table:table-cell>
          <table:table-cell office:value-type="string" calcext:value-type="string">
            <text:p>Wordle 238 3/6</text:p>
            <text:p/>
            <text:p>🟨⬛⬛⬛🟨</text:p>
            <text:p>⬛🟩🟨⬛⬛</text:p>
            <text:p>🟩🟩🟩🟩🟩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1.4927118173444E+018" calcext:value-type="float">
            <text:p>1.4927118173444E+018</text:p>
          </table:table-cell>
          <table:table-cell office:value-type="string" calcext:value-type="string">
            <text:p>2022-02-13 04:06:45+00:00</text:p>
          </table:table-cell>
          <table:table-cell office:value-type="string" calcext:value-type="string">
            <text:p>bencinker_</text:p>
          </table:table-cell>
          <table:table-cell office:value-type="string" calcext:value-type="string">
            <text:p>Wordle 238 4/6</text:p>
            <text:p/>
            <text:p>⬛⬛🟨⬛🟨</text:p>
            <text:p>⬛🟨⬛🟨⬛</text:p>
            <text:p>🟨🟨⬛⬛⬛</text:p>
            <text:p>🟩🟩🟩🟩🟩</text:p>
          </table:table-cell>
        </table:table-row>
        <table:table-row table:style-name="ro3">
          <table:table-cell office:value-type="float" office:value="238" calcext:value-type="float">
            <text:p>238</text:p>
          </table:table-cell>
          <table:table-cell office:value-type="float" office:value="1.49271181822087E+018" calcext:value-type="float">
            <text:p>1.49271181822087E+018</text:p>
          </table:table-cell>
          <table:table-cell office:value-type="string" calcext:value-type="string">
            <text:p>2022-02-13 04:06:45+00:00</text:p>
          </table:table-cell>
          <table:table-cell office:value-type="string" calcext:value-type="string">
            <text:p>seasontrees</text:p>
          </table:table-cell>
          <table:table-cell office:value-type="string" calcext:value-type="string">
            <text:p>Wordle 238 3/6</text:p>
            <text:p/>
            <text:p>⬜🟨⬜🟨⬜</text:p>
            <text:p>⬜🟩⬜⬜⬜</text:p>
            <text:p>🟩🟩🟩🟩🟩</text:p>
          </table:table-cell>
        </table:table-row>
        <table:table-row table:style-name="ro3">
          <table:table-cell office:value-type="float" office:value="238" calcext:value-type="float">
            <text:p>238</text:p>
          </table:table-cell>
          <table:table-cell office:value-type="float" office:value="1.49271182429855E+018" calcext:value-type="float">
            <text:p>1.49271182429855E+018</text:p>
          </table:table-cell>
          <table:table-cell office:value-type="string" calcext:value-type="string">
            <text:p>2022-02-13 04:06:46+00:00</text:p>
          </table:table-cell>
          <table:table-cell office:value-type="string" calcext:value-type="string">
            <text:p>DRN3030</text:p>
          </table:table-cell>
          <table:table-cell office:value-type="string" calcext:value-type="string">
            <text:p>Wordle 238 3/6</text:p>
            <text:p/>
            <text:p>⬜🟨⬜⬜⬜</text:p>
            <text:p>🟨🟨⬜🟨🟨</text:p>
            <text:p>🟩🟩🟩🟩🟩</text:p>
          </table:table-cell>
        </table:table-row>
        <table:table-row table:style-name="ro7">
          <table:table-cell office:value-type="float" office:value="238" calcext:value-type="float">
            <text:p>238</text:p>
          </table:table-cell>
          <table:table-cell office:value-type="float" office:value="1.49271182889131E+018" calcext:value-type="float">
            <text:p>1.49271182889131E+018</text:p>
          </table:table-cell>
          <table:table-cell office:value-type="string" calcext:value-type="string">
            <text:p>2022-02-13 04:06:47+00:00</text:p>
          </table:table-cell>
          <table:table-cell office:value-type="string" calcext:value-type="string">
            <text:p>d_cm_97</text:p>
          </table:table-cell>
          <table:table-cell office:value-type="string" calcext:value-type="string">
            <text:p>Wordle 238 5/6</text:p>
            <text:p/>
            <text:p>⬜🟨⬜🟨⬜</text:p>
            <text:p>🟨⬜⬜⬜🟨</text:p>
            <text:p>🟨🟨⬜🟨⬜</text:p>
            <text:p>🟨🟩🟩⬜🟨</text:p>
            <text:p>🟩🟩🟩🟩🟩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1.49271184816816E+018" calcext:value-type="float">
            <text:p>1.49271184816816E+018</text:p>
          </table:table-cell>
          <table:table-cell office:value-type="string" calcext:value-type="string">
            <text:p>2022-02-13 04:06:52+00:00</text:p>
          </table:table-cell>
          <table:table-cell office:value-type="string" calcext:value-type="string">
            <text:p>rienealwriter</text:p>
          </table:table-cell>
          <table:table-cell office:value-type="string" calcext:value-type="string">
            <text:p>Wordle 238 4/6</text:p>
            <text:p/>
            <text:p>🟨🟨⬛⬛⬛</text:p>
            <text:p>⬛🟨🟨⬛⬛</text:p>
            <text:p>🟨⬛⬛⬛⬛</text:p>
            <text:p>🟩🟩🟩🟩🟩 I have succumbed to the Wordle</text:p>
          </table:table-cell>
        </table:table-row>
        <table:table-row table:style-name="ro3">
          <table:table-cell office:value-type="float" office:value="238" calcext:value-type="float">
            <text:p>238</text:p>
          </table:table-cell>
          <table:table-cell office:value-type="float" office:value="1.49271188819881E+018" calcext:value-type="float">
            <text:p>1.49271188819881E+018</text:p>
          </table:table-cell>
          <table:table-cell office:value-type="string" calcext:value-type="string">
            <text:p>2022-02-13 04:07:02+00:00</text:p>
          </table:table-cell>
          <table:table-cell office:value-type="string" calcext:value-type="string">
            <text:p>CurtisBashoreMD</text:p>
          </table:table-cell>
          <table:table-cell office:value-type="string" calcext:value-type="string">
            <text:p>Wordle 238 3/6</text:p>
            <text:p/>
            <text:p>🟨🟨🟩⬛🟨</text:p>
            <text:p>🟨⬛🟩🟨🟨</text:p>
            <text:p>🟩🟩🟩🟩🟩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1.49271192754962E+018" calcext:value-type="float">
            <text:p>1.49271192754962E+018</text:p>
          </table:table-cell>
          <table:table-cell office:value-type="string" calcext:value-type="string">
            <text:p>2022-02-13 04:07:11+00:00</text:p>
          </table:table-cell>
          <table:table-cell office:value-type="string" calcext:value-type="string">
            <text:p>Ronye_West</text:p>
          </table:table-cell>
          <table:table-cell office:value-type="string" calcext:value-type="string">
            <text:p>Wordle 238 4/6</text:p>
            <text:p/>
            <text:p>⬛🟨⬛🟨🟨</text:p>
            <text:p>⬛🟩🟨⬛🟨</text:p>
            <text:p>🟨🟩🟩⬛🟨</text:p>
            <text:p>🟩🟩🟩🟩🟩</text:p>
          </table:table-cell>
        </table:table-row>
        <table:table-row table:style-name="ro9">
          <table:table-cell office:value-type="float" office:value="238" calcext:value-type="float">
            <text:p>238</text:p>
          </table:table-cell>
          <table:table-cell office:value-type="float" office:value="1.49271195337825E+018" calcext:value-type="float">
            <text:p>1.49271195337825E+018</text:p>
          </table:table-cell>
          <table:table-cell office:value-type="string" calcext:value-type="string">
            <text:p>2022-02-13 04:07:17+00:00</text:p>
          </table:table-cell>
          <table:table-cell office:value-type="string" calcext:value-type="string">
            <text:p>ClappedYoshi</text:p>
          </table:table-cell>
          <table:table-cell office:value-type="string" calcext:value-type="string">
            <text:p>Wordle 238 5/6</text:p>
            <text:p/>
            <text:p>⬛🟨🟩⬛⬛</text:p>
            <text:p>🟨⬛🟩⬛🟨</text:p>
            <text:p>🟨⬛🟩🟨⬛</text:p>
            <text:p>⬛🟨🟩🟩🟩</text:p>
            <text:p>🟩🟩🟩🟩🟩</text:p>
            <text:p/>
            <text:p>probably shoudlve gotten that earlier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1.49271195659533E+018" calcext:value-type="float">
            <text:p>1.49271195659533E+018</text:p>
          </table:table-cell>
          <table:table-cell office:value-type="string" calcext:value-type="string">
            <text:p>2022-02-13 04:07:18+00:00</text:p>
          </table:table-cell>
          <table:table-cell office:value-type="string" calcext:value-type="string">
            <text:p>NoahCornish</text:p>
          </table:table-cell>
          <table:table-cell office:value-type="string" calcext:value-type="string">
            <text:p>Wordle 238 4/6</text:p>
            <text:p/>
            <text:p>⬛🟨🟨🟨⬛</text:p>
            <text:p>⬛🟨⬛⬛⬛</text:p>
            <text:p>⬛🟨⬛⬛⬛</text:p>
            <text:p>🟩🟩🟩🟩🟩</text:p>
          </table:table-cell>
        </table:table-row>
        <table:table-row table:style-name="ro7">
          <table:table-cell office:value-type="float" office:value="238" calcext:value-type="float">
            <text:p>238</text:p>
          </table:table-cell>
          <table:table-cell office:value-type="float" office:value="1.49271196460635E+018" calcext:value-type="float">
            <text:p>1.49271196460635E+018</text:p>
          </table:table-cell>
          <table:table-cell office:value-type="string" calcext:value-type="string">
            <text:p>2022-02-13 04:07:20+00:00</text:p>
          </table:table-cell>
          <table:table-cell office:value-type="string" calcext:value-type="string">
            <text:p>cjwilliams9</text:p>
          </table:table-cell>
          <table:table-cell office:value-type="string" calcext:value-type="string">
            <text:p>Wordle 238 5/6</text:p>
            <text:p/>
            <text:p>⬜⬜🟨🟩🟨</text:p>
            <text:p>🟨🟨⬜🟩⬜</text:p>
            <text:p>⬜🟨🟨🟩⬜</text:p>
            <text:p>⬜⬜🟩🟩🟩</text:p>
            <text:p>🟩🟩🟩🟩🟩</text:p>
          </table:table-cell>
        </table:table-row>
        <table:table-row table:style-name="ro7">
          <table:table-cell office:value-type="float" office:value="238" calcext:value-type="float">
            <text:p>238</text:p>
          </table:table-cell>
          <table:table-cell office:value-type="float" office:value="1.49271197006307E+018" calcext:value-type="float">
            <text:p>1.49271197006307E+018</text:p>
          </table:table-cell>
          <table:table-cell office:value-type="string" calcext:value-type="string">
            <text:p>2022-02-13 04:07:21+00:00</text:p>
          </table:table-cell>
          <table:table-cell office:value-type="string" calcext:value-type="string">
            <text:p>eliroadbike</text:p>
          </table:table-cell>
          <table:table-cell office:value-type="string" calcext:value-type="string">
            <text:p>Wordle 238 5/6</text:p>
            <text:p/>
            <text:p>⬛⬛🟨⬛⬛</text:p>
            <text:p>⬛🟨🟨🟩🟨</text:p>
            <text:p>⬛🟩🟨🟩🟨</text:p>
            <text:p>⬛🟩⬛🟩🟨</text:p>
            <text:p>🟩🟩🟩🟩🟩🤦🏽‍♂️</text:p>
          </table:table-cell>
        </table:table-row>
        <table:table-row table:style-name="ro7">
          <table:table-cell office:value-type="float" office:value="238" calcext:value-type="float">
            <text:p>238</text:p>
          </table:table-cell>
          <table:table-cell office:value-type="float" office:value="1.49271197044492E+018" calcext:value-type="float">
            <text:p>1.49271197044492E+018</text:p>
          </table:table-cell>
          <table:table-cell office:value-type="string" calcext:value-type="string">
            <text:p>2022-02-13 04:07:21+00:00</text:p>
          </table:table-cell>
          <table:table-cell office:value-type="string" calcext:value-type="string">
            <text:p>ErikR55</text:p>
          </table:table-cell>
          <table:table-cell office:value-type="string" calcext:value-type="string">
            <text:p>Wordle 238 5/6</text:p>
            <text:p/>
            <text:p>⬜🟨🟨⬜⬜</text:p>
            <text:p>⬜🟨⬜🟩⬜</text:p>
            <text:p>⬜⬜⬜🟩⬜</text:p>
            <text:p>🟨🟨🟨⬜⬜</text:p>
            <text:p>🟩🟩🟩🟩🟩</text:p>
          </table:table-cell>
        </table:table-row>
        <table:table-row table:style-name="ro9">
          <table:table-cell office:value-type="float" office:value="238" calcext:value-type="float">
            <text:p>238</text:p>
          </table:table-cell>
          <table:table-cell office:value-type="float" office:value="1.49271197246635E+018" calcext:value-type="float">
            <text:p>1.49271197246635E+018</text:p>
          </table:table-cell>
          <table:table-cell office:value-type="string" calcext:value-type="string">
            <text:p>2022-02-13 04:07:22+00:00</text:p>
          </table:table-cell>
          <table:table-cell office:value-type="string" calcext:value-type="string">
            <text:p>SlothFruitIII</text:p>
          </table:table-cell>
          <table:table-cell office:value-type="string" calcext:value-type="string">
            <text:p>Wordle 238 5/6</text:p>
            <text:p/>
            <text:p>⬛⬛🟨🟩⬛</text:p>
            <text:p>🟨🟨⬛🟩⬛</text:p>
            <text:p>⬛🟩⬛🟩🟩</text:p>
            <text:p>⬛🟨⬛⬛⬛</text:p>
            <text:p>🟩🟩🟩🟩🟩</text:p>
            <text:p/>
            <text:p>I been forgetting abt wordle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1.49271197405612E+018" calcext:value-type="float">
            <text:p>1.49271197405612E+018</text:p>
          </table:table-cell>
          <table:table-cell office:value-type="string" calcext:value-type="string">
            <text:p>2022-02-13 04:07:22+00:00</text:p>
          </table:table-cell>
          <table:table-cell office:value-type="string" calcext:value-type="string">
            <text:p>itztimaya</text:p>
          </table:table-cell>
          <table:table-cell office:value-type="string" calcext:value-type="string">
            <text:p>Wordle 238 4/6</text:p>
            <text:p/>
            <text:p>⬛⬛🟨⬛⬛</text:p>
            <text:p>🟨🟨🟩⬛⬛</text:p>
            <text:p>🟨🟨⬛⬛⬛</text:p>
            <text:p>🟩🟩🟩🟩🟩</text:p>
          </table:table-cell>
        </table:table-row>
        <table:table-row table:style-name="ro5">
          <table:table-cell office:value-type="float" office:value="238" calcext:value-type="float">
            <text:p>238</text:p>
          </table:table-cell>
          <table:table-cell office:value-type="float" office:value="1.49271197728566E+018" calcext:value-type="float">
            <text:p>1.49271197728566E+018</text:p>
          </table:table-cell>
          <table:table-cell office:value-type="string" calcext:value-type="string">
            <text:p>2022-02-13 04:07:23+00:00</text:p>
          </table:table-cell>
          <table:table-cell office:value-type="string" calcext:value-type="string">
            <text:p>DougieWasHe</text:p>
          </table:table-cell>
          <table:table-cell office:value-type="string" calcext:value-type="string">
            <text:p>Wordle 238 6/6</text:p>
            <text:p/>
            <text:p>⬛🟨⬛⬛⬛</text:p>
            <text:p>🟨🟨🟨⬛⬛</text:p>
            <text:p>⬛⬛🟨🟩🟨</text:p>
            <text:p>⬛🟩⬛🟩🟩</text:p>
            <text:p>⬛🟩🟨⬛🟨</text:p>
            <text:p>🟩🟩🟩🟩🟩</text:p>
          </table:table-cell>
        </table:table-row>
        <table:table-row table:style-name="ro3">
          <table:table-cell office:value-type="float" office:value="238" calcext:value-type="float">
            <text:p>238</text:p>
          </table:table-cell>
          <table:table-cell office:value-type="float" office:value="1.49271199366459E+018" calcext:value-type="float">
            <text:p>1.49271199366459E+018</text:p>
          </table:table-cell>
          <table:table-cell office:value-type="string" calcext:value-type="string">
            <text:p>2022-02-13 04:07:27+00:00</text:p>
          </table:table-cell>
          <table:table-cell office:value-type="string" calcext:value-type="string">
            <text:p>jbforeignkey</text:p>
          </table:table-cell>
          <table:table-cell office:value-type="string" calcext:value-type="string">
            <text:p>Wordle 238 3/6</text:p>
            <text:p/>
            <text:p>🟨⬛⬛⬛🟨</text:p>
            <text:p>⬛🟨🟨🟩🟨</text:p>
            <text:p>🟩🟩🟩🟩🟩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1.49271201433827E+018" calcext:value-type="float">
            <text:p>1.49271201433827E+018</text:p>
          </table:table-cell>
          <table:table-cell office:value-type="string" calcext:value-type="string">
            <text:p>2022-02-13 04:07:32+00:00</text:p>
          </table:table-cell>
          <table:table-cell office:value-type="string" calcext:value-type="string">
            <text:p>Rach_Burns_</text:p>
          </table:table-cell>
          <table:table-cell office:value-type="string" calcext:value-type="string">
            <text:p>Wordle 238 4/6</text:p>
            <text:p/>
            <text:p>⬛⬛🟨🟨⬛</text:p>
            <text:p>🟩⬛🟩⬛⬛</text:p>
            <text:p>⬛🟩🟨⬛⬛</text:p>
            <text:p>🟩🟩🟩🟩🟩</text:p>
          </table:table-cell>
        </table:table-row>
        <table:table-row table:style-name="ro5">
          <table:table-cell office:value-type="float" office:value="238" calcext:value-type="float">
            <text:p>238</text:p>
          </table:table-cell>
          <table:table-cell office:value-type="float" office:value="1.4927120275335E+018" calcext:value-type="float">
            <text:p>1.4927120275335E+018</text:p>
          </table:table-cell>
          <table:table-cell office:value-type="string" calcext:value-type="string">
            <text:p>2022-02-13 04:07:35+00:00</text:p>
          </table:table-cell>
          <table:table-cell office:value-type="string" calcext:value-type="string">
            <text:p>India_Renae_</text:p>
          </table:table-cell>
          <table:table-cell office:value-type="string" calcext:value-type="string">
            <text:p>Wordle 238 4/6</text:p>
            <text:p/>
            <text:p>⬛⬛🟨🟩⬛</text:p>
            <text:p>🟨⬛⬛🟩⬛</text:p>
            <text:p>🟨⬛⬛🟩🟨</text:p>
            <text:p>🟩🟩🟩🟩🟩</text:p>
            <text:p/>
            <text:p>This one had me stumped and I had to come back after a full day of stuff lol</text:p>
          </table:table-cell>
        </table:table-row>
        <table:table-row table:style-name="ro3">
          <table:table-cell office:value-type="float" office:value="238" calcext:value-type="float">
            <text:p>238</text:p>
          </table:table-cell>
          <table:table-cell office:value-type="float" office:value="1.49271202960553E+018" calcext:value-type="float">
            <text:p>1.49271202960553E+018</text:p>
          </table:table-cell>
          <table:table-cell office:value-type="string" calcext:value-type="string">
            <text:p>2022-02-13 04:07:35+00:00</text:p>
          </table:table-cell>
          <table:table-cell office:value-type="string" calcext:value-type="string">
            <text:p>_jordanacevedo</text:p>
          </table:table-cell>
          <table:table-cell office:value-type="string" calcext:value-type="string">
            <text:p>Wordle 238 3/6</text:p>
            <text:p/>
            <text:p>🟨🟨⬜⬜⬜</text:p>
            <text:p>🟩⬜⬜🟨⬜</text:p>
            <text:p>🟩🟩🟩🟩🟩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1.49271203726429E+018" calcext:value-type="float">
            <text:p>1.49271203726429E+018</text:p>
          </table:table-cell>
          <table:table-cell office:value-type="string" calcext:value-type="string">
            <text:p>2022-02-13 04:07:37+00:00</text:p>
          </table:table-cell>
          <table:table-cell office:value-type="string" calcext:value-type="string">
            <text:p>jwoodyrx</text:p>
          </table:table-cell>
          <table:table-cell office:value-type="string" calcext:value-type="string">
            <text:p>Wordle 238 4/6</text:p>
            <text:p/>
            <text:p>🟨⬜🟨🟩⬜</text:p>
            <text:p>⬜⬜⬜⬜🟨</text:p>
            <text:p>⬜🟨🟨🟨⬜</text:p>
            <text:p>🟩🟩🟩🟩🟩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1.49271205332008E+018" calcext:value-type="float">
            <text:p>1.49271205332008E+018</text:p>
          </table:table-cell>
          <table:table-cell office:value-type="string" calcext:value-type="string">
            <text:p>2022-02-13 04:07:41+00:00</text:p>
          </table:table-cell>
          <table:table-cell office:value-type="string" calcext:value-type="string">
            <text:p>utforskaa</text:p>
          </table:table-cell>
          <table:table-cell office:value-type="string" calcext:value-type="string">
            <text:p>Wordle 238 4/6</text:p>
            <text:p/>
            <text:p>⬛⬛⬛🟨⬛</text:p>
            <text:p>🟨🟨🟨⬛⬛</text:p>
            <text:p>🟨🟨🟩⬛⬛</text:p>
            <text:p>🟩🟩🟩🟩🟩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1.49271205395351E+018" calcext:value-type="float">
            <text:p>1.49271205395351E+018</text:p>
          </table:table-cell>
          <table:table-cell office:value-type="string" calcext:value-type="string">
            <text:p>2022-02-13 04:07:41+00:00</text:p>
          </table:table-cell>
          <table:table-cell office:value-type="string" calcext:value-type="string">
            <text:p>AJ_Salas06</text:p>
          </table:table-cell>
          <table:table-cell office:value-type="string" calcext:value-type="string">
            <text:p>Wordle 238 4/6</text:p>
            <text:p/>
            <text:p>⬛🟨🟨🟨⬛</text:p>
            <text:p>🟨🟩⬛🟩🟨</text:p>
            <text:p>⬛🟩🟨🟩🟨</text:p>
            <text:p>🟩🟩🟩🟩🟩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1.49271205675521E+018" calcext:value-type="float">
            <text:p>1.49271205675521E+018</text:p>
          </table:table-cell>
          <table:table-cell office:value-type="string" calcext:value-type="string">
            <text:p>2022-02-13 04:07:42+00:00</text:p>
          </table:table-cell>
          <table:table-cell office:value-type="string" calcext:value-type="string">
            <text:p>SoxyPasha</text:p>
          </table:table-cell>
          <table:table-cell office:value-type="string" calcext:value-type="string">
            <text:p>Wordle 238 4/6</text:p>
            <text:p/>
            <text:p>⬛🟨🟨🟨⬛</text:p>
            <text:p>🟨🟨🟨⬛⬛</text:p>
            <text:p>🟨🟩🟩⬛🟨</text:p>
            <text:p>🟩🟩🟩🟩🟩</text:p>
          </table:table-cell>
        </table:table-row>
        <table:table-row table:style-name="ro7">
          <table:table-cell office:value-type="float" office:value="238" calcext:value-type="float">
            <text:p>238</text:p>
          </table:table-cell>
          <table:table-cell office:value-type="float" office:value="1.49271206302159E+018" calcext:value-type="float">
            <text:p>1.49271206302159E+018</text:p>
          </table:table-cell>
          <table:table-cell office:value-type="string" calcext:value-type="string">
            <text:p>2022-02-13 04:07:43+00:00</text:p>
          </table:table-cell>
          <table:table-cell office:value-type="string" calcext:value-type="string">
            <text:p>Meyah02</text:p>
          </table:table-cell>
          <table:table-cell office:value-type="string" calcext:value-type="string">
            <text:p>Wordle 238 5/6</text:p>
            <text:p/>
            <text:p>🟨⬛⬛🟩⬛</text:p>
            <text:p>🟨🟨⬛⬛⬛</text:p>
            <text:p>⬛🟨⬛🟨⬛</text:p>
            <text:p>🟨⬛🟨🟩⬛</text:p>
            <text:p>🟩🟩🟩🟩🟩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1.49271206777374E+018" calcext:value-type="float">
            <text:p>1.49271206777374E+018</text:p>
          </table:table-cell>
          <table:table-cell office:value-type="string" calcext:value-type="string">
            <text:p>2022-02-13 04:07:44+00:00</text:p>
          </table:table-cell>
          <table:table-cell office:value-type="string" calcext:value-type="string">
            <text:p>goobs1312</text:p>
          </table:table-cell>
          <table:table-cell office:value-type="string" calcext:value-type="string">
            <text:p>Wordle 238 4/6</text:p>
            <text:p/>
            <text:p>⬜🟨⬜⬜🟨</text:p>
            <text:p>⬜🟩⬜🟨🟨</text:p>
            <text:p>🟨🟩🟩⬜🟨</text:p>
            <text:p>🟩🟩🟩🟩🟩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1.4927120831962E+018" calcext:value-type="float">
            <text:p>1.4927120831962E+018</text:p>
          </table:table-cell>
          <table:table-cell office:value-type="string" calcext:value-type="string">
            <text:p>2022-02-13 04:07:48+00:00</text:p>
          </table:table-cell>
          <table:table-cell office:value-type="string" calcext:value-type="string">
            <text:p>wbouwman</text:p>
          </table:table-cell>
          <table:table-cell office:value-type="string" calcext:value-type="string">
            <text:p>Wordle 238 4/6</text:p>
            <text:p/>
            <text:p>🟨🟨⬜⬜⬜</text:p>
            <text:p>🟨🟨🟨⬜⬜</text:p>
            <text:p>⬜🟨🟨🟩🟨</text:p>
            <text:p>🟩🟩🟩🟩🟩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1.49271209803975E+018" calcext:value-type="float">
            <text:p>1.49271209803975E+018</text:p>
          </table:table-cell>
          <table:table-cell office:value-type="string" calcext:value-type="string">
            <text:p>2022-02-13 04:07:52+00:00</text:p>
          </table:table-cell>
          <table:table-cell office:value-type="string" calcext:value-type="string">
            <text:p>senocular_</text:p>
          </table:table-cell>
          <table:table-cell office:value-type="string" calcext:value-type="string">
            <text:p>Wordle 238 4/6</text:p>
            <text:p/>
            <text:p>🟨⬛⬛⬛🟨</text:p>
            <text:p>⬛⬛⬛🟩🟨</text:p>
            <text:p>⬛🟩🟨⬛⬛</text:p>
            <text:p>🟩🟩🟩🟩🟩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1.49271211262329E+018" calcext:value-type="float">
            <text:p>1.49271211262329E+018</text:p>
          </table:table-cell>
          <table:table-cell office:value-type="string" calcext:value-type="string">
            <text:p>2022-02-13 04:07:55+00:00</text:p>
          </table:table-cell>
          <table:table-cell office:value-type="string" calcext:value-type="string">
            <text:p>jesterg42</text:p>
          </table:table-cell>
          <table:table-cell office:value-type="string" calcext:value-type="string">
            <text:p>Wordle 238 4/6</text:p>
            <text:p/>
            <text:p>⬛🟨🟨🟨⬛</text:p>
            <text:p>⬛⬛🟨⬛⬛</text:p>
            <text:p>🟨🟨🟩🟨⬛</text:p>
            <text:p>🟩🟩🟩🟩🟩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1.49271211424654E+018" calcext:value-type="float">
            <text:p>1.49271211424654E+018</text:p>
          </table:table-cell>
          <table:table-cell office:value-type="string" calcext:value-type="string">
            <text:p>2022-02-13 04:07:55+00:00</text:p>
          </table:table-cell>
          <table:table-cell office:value-type="string" calcext:value-type="string">
            <text:p>Capital_Madman</text:p>
          </table:table-cell>
          <table:table-cell office:value-type="string" calcext:value-type="string">
            <text:p>Wordle 238 4/6</text:p>
            <text:p/>
            <text:p>⬛⬛🟨🟩⬛</text:p>
            <text:p>⬛🟨⬛🟩⬛</text:p>
            <text:p>🟨⬛⬛🟩🟨</text:p>
            <text:p>🟩🟩🟩🟩🟩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1.492712120236E+018" calcext:value-type="float">
            <text:p>1.492712120236E+018</text:p>
          </table:table-cell>
          <table:table-cell office:value-type="string" calcext:value-type="string">
            <text:p>2022-02-13 04:07:57+00:00</text:p>
          </table:table-cell>
          <table:table-cell office:value-type="string" calcext:value-type="string">
            <text:p>SleepyJosh7</text:p>
          </table:table-cell>
          <table:table-cell office:value-type="string" calcext:value-type="string">
            <text:p>Wordle 238 4/6</text:p>
            <text:p/>
            <text:p>⬛🟨⬛⬛⬛</text:p>
            <text:p>🟨⬛⬛🟨🟨</text:p>
            <text:p>🟩🟨⬛⬛🟩</text:p>
            <text:p>🟩🟩🟩🟩🟩</text:p>
          </table:table-cell>
        </table:table-row>
        <table:table-row table:style-name="ro3">
          <table:table-cell office:value-type="float" office:value="238" calcext:value-type="float">
            <text:p>238</text:p>
          </table:table-cell>
          <table:table-cell office:value-type="float" office:value="1.49271213607789E+018" calcext:value-type="float">
            <text:p>1.49271213607789E+018</text:p>
          </table:table-cell>
          <table:table-cell office:value-type="string" calcext:value-type="string">
            <text:p>2022-02-13 04:08:01+00:00</text:p>
          </table:table-cell>
          <table:table-cell office:value-type="string" calcext:value-type="string">
            <text:p>mellamojasmine</text:p>
          </table:table-cell>
          <table:table-cell office:value-type="string" calcext:value-type="string">
            <text:p>Wordle 238 3/6</text:p>
            <text:p/>
            <text:p>⬛🟩⬛🟨⬛</text:p>
            <text:p>⬛🟩🟨⬛⬛</text:p>
            <text:p>🟩🟩🟩🟩🟩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1.49271213636735E+018" calcext:value-type="float">
            <text:p>1.49271213636735E+018</text:p>
          </table:table-cell>
          <table:table-cell office:value-type="string" calcext:value-type="string">
            <text:p>2022-02-13 04:08:01+00:00</text:p>
          </table:table-cell>
          <table:table-cell office:value-type="string" calcext:value-type="string">
            <text:p>HiitTheGymSyl</text:p>
          </table:table-cell>
          <table:table-cell office:value-type="string" calcext:value-type="string">
            <text:p>Wordle 238 4/6</text:p>
            <text:p/>
            <text:p>🟨🟩⬛⬛⬛</text:p>
            <text:p>⬛🟨⬛🟨⬛</text:p>
            <text:p>⬛🟩🟨🟨🟨</text:p>
            <text:p>🟩🟩🟩🟩🟩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1.49271213668197E+018" calcext:value-type="float">
            <text:p>1.49271213668197E+018</text:p>
          </table:table-cell>
          <table:table-cell office:value-type="string" calcext:value-type="string">
            <text:p>2022-02-13 04:08:01+00:00</text:p>
          </table:table-cell>
          <table:table-cell office:value-type="string" calcext:value-type="string">
            <text:p>Lucyboni8</text:p>
          </table:table-cell>
          <table:table-cell office:value-type="string" calcext:value-type="string">
            <text:p>Wordle 238 4/6</text:p>
            <text:p/>
            <text:p>⬜🟨⬜🟨⬜</text:p>
            <text:p>⬜🟨🟨🟨⬜</text:p>
            <text:p>⬜⬜🟨🟩🟨</text:p>
            <text:p>🟩🟩🟩🟩🟩</text:p>
          </table:table-cell>
        </table:table-row>
        <table:table-row table:style-name="ro5">
          <table:table-cell office:value-type="float" office:value="290" calcext:value-type="float">
            <text:p>290</text:p>
          </table:table-cell>
          <table:table-cell office:value-type="float" office:value="1.51145230215411E+018" calcext:value-type="float">
            <text:p>1.51145230215411E+018</text:p>
          </table:table-cell>
          <table:table-cell office:value-type="string" calcext:value-type="string">
            <text:p>2022-04-05 21:14:44+00:00</text:p>
          </table:table-cell>
          <table:table-cell office:value-type="string" calcext:value-type="string">
            <text:p>MrMcKenzie_HE</text:p>
          </table:table-cell>
          <table:table-cell office:value-type="string" calcext:value-type="string">
            <text:p>Wordle 290 6/6</text:p>
            <text:p/>
            <text:p>🟨⬛⬛⬛⬛</text:p>
            <text:p>⬛🟩⬛⬛⬛</text:p>
            <text:p>⬛🟩🟩⬛⬛</text:p>
            <text:p>⬛🟩🟩⬛⬛</text:p>
            <text:p>⬛🟩🟩🟩🟩</text:p>
            <text:p>🟩🟩🟩🟩🟩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1.51145230832394E+018" calcext:value-type="float">
            <text:p>1.51145230832394E+018</text:p>
          </table:table-cell>
          <table:table-cell office:value-type="string" calcext:value-type="string">
            <text:p>2022-04-05 21:14:46+00:00</text:p>
          </table:table-cell>
          <table:table-cell office:value-type="string" calcext:value-type="string">
            <text:p>madatedeus</text:p>
          </table:table-cell>
          <table:table-cell office:value-type="string" calcext:value-type="string">
            <text:p>Wordle 290 4/6</text:p>
            <text:p/>
            <text:p>🟩🟩⬛⬛⬛</text:p>
            <text:p>🟩🟩⬛🟨⬛</text:p>
            <text:p>🟩🟩🟩⬛⬛</text:p>
            <text:p>🟩🟩🟩🟩🟩 i could've had it in 2 😩</text:p>
          </table:table-cell>
        </table:table-row>
        <table:table-row table:style-name="ro7">
          <table:table-cell office:value-type="float" office:value="290" calcext:value-type="float">
            <text:p>290</text:p>
          </table:table-cell>
          <table:table-cell office:value-type="float" office:value="1.51145232924498E+018" calcext:value-type="float">
            <text:p>1.51145232924498E+018</text:p>
          </table:table-cell>
          <table:table-cell office:value-type="string" calcext:value-type="string">
            <text:p>2022-04-05 21:14:51+00:00</text:p>
          </table:table-cell>
          <table:table-cell office:value-type="string" calcext:value-type="string">
            <text:p>ohxshelbs</text:p>
          </table:table-cell>
          <table:table-cell office:value-type="string" calcext:value-type="string">
            <text:p>Wordle 290 5/6</text:p>
            <text:p/>
            <text:p>⬛⬛🟨🟨⬛</text:p>
            <text:p>🟨🟩⬛⬛⬛</text:p>
            <text:p>⬛🟩⬛🟨⬛</text:p>
            <text:p>🟨🟩🟩⬛⬛</text:p>
            <text:p>🟩🟩🟩🟩🟩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1.51145233580067E+018" calcext:value-type="float">
            <text:p>1.51145233580067E+018</text:p>
          </table:table-cell>
          <table:table-cell office:value-type="string" calcext:value-type="string">
            <text:p>2022-04-05 21:14:52+00:00</text:p>
          </table:table-cell>
          <table:table-cell office:value-type="string" calcext:value-type="string">
            <text:p>J0ESEPH_</text:p>
          </table:table-cell>
          <table:table-cell office:value-type="string" calcext:value-type="string">
            <text:p>Wordle 290 4/6</text:p>
            <text:p/>
            <text:p>⬛⬛⬛🟨⬛</text:p>
            <text:p>🟩⬛⬛⬛⬛</text:p>
            <text:p>🟩🟩⬛🟩🟩</text:p>
            <text:p>🟩🟩🟩🟩🟩</text:p>
          </table:table-cell>
        </table:table-row>
        <table:table-row table:style-name="ro3">
          <table:table-cell office:value-type="float" office:value="290" calcext:value-type="float">
            <text:p>290</text:p>
          </table:table-cell>
          <table:table-cell office:value-type="float" office:value="1.51145235631097E+018" calcext:value-type="float">
            <text:p>1.51145235631097E+018</text:p>
          </table:table-cell>
          <table:table-cell office:value-type="string" calcext:value-type="string">
            <text:p>2022-04-05 21:14:57+00:00</text:p>
          </table:table-cell>
          <table:table-cell office:value-type="string" calcext:value-type="string">
            <text:p>JacobsJessamyn</text:p>
          </table:table-cell>
          <table:table-cell office:value-type="string" calcext:value-type="string">
            <text:p>Wordle 290 3/6</text:p>
            <text:p/>
            <text:p>⬜⬜⬜🟨⬜</text:p>
            <text:p>⬜🟨🟨⬜🟨</text:p>
            <text:p>🟩🟩🟩🟩🟩 is this good?</text:p>
          </table:table-cell>
        </table:table-row>
        <table:table-row table:style-name="ro7">
          <table:table-cell office:value-type="float" office:value="290" calcext:value-type="float">
            <text:p>290</text:p>
          </table:table-cell>
          <table:table-cell office:value-type="float" office:value="1.5114523568814E+018" calcext:value-type="float">
            <text:p>1.5114523568814E+018</text:p>
          </table:table-cell>
          <table:table-cell office:value-type="string" calcext:value-type="string">
            <text:p>2022-04-05 21:14:57+00:00</text:p>
          </table:table-cell>
          <table:table-cell office:value-type="string" calcext:value-type="string">
            <text:p>JoeJoePajor</text:p>
          </table:table-cell>
          <table:table-cell office:value-type="string" calcext:value-type="string">
            <text:p>Wordle 290 5/6</text:p>
            <text:p/>
            <text:p>🟨⬛⬛⬛⬛</text:p>
            <text:p>⬛🟩🟨🟨⬛</text:p>
            <text:p>🟨🟩🟩⬛⬛</text:p>
            <text:p>⬛🟩🟩🟩🟩</text:p>
            <text:p>🟩🟩🟩🟩🟩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1.51145237684187E+018" calcext:value-type="float">
            <text:p>1.51145237684187E+018</text:p>
          </table:table-cell>
          <table:table-cell office:value-type="string" calcext:value-type="string">
            <text:p>2022-04-05 21:15:02+00:00</text:p>
          </table:table-cell>
          <table:table-cell office:value-type="string" calcext:value-type="string">
            <text:p>Thrivy2</text:p>
          </table:table-cell>
          <table:table-cell office:value-type="string" calcext:value-type="string">
            <text:p>Wordle 290 4/6</text:p>
            <text:p/>
            <text:p>⬜⬜🟨🟨⬜</text:p>
            <text:p>⬜🟩🟨⬜⬜</text:p>
            <text:p>⬜🟩⬜⬜🟨</text:p>
            <text:p>🟩🟩🟩🟩🟩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1.51145240924305E+018" calcext:value-type="float">
            <text:p>1.51145240924305E+018</text:p>
          </table:table-cell>
          <table:table-cell office:value-type="string" calcext:value-type="string">
            <text:p>2022-04-05 21:15:10+00:00</text:p>
          </table:table-cell>
          <table:table-cell office:value-type="string" calcext:value-type="string">
            <text:p>Kar7Ber</text:p>
          </table:table-cell>
          <table:table-cell office:value-type="string" calcext:value-type="string">
            <text:p>Wordle 290 4/6</text:p>
            <text:p/>
            <text:p>⬜🟨🟨⬜⬜</text:p>
            <text:p>⬜🟩🟨🟨⬜</text:p>
            <text:p>🟨🟩⬜🟨⬜</text:p>
            <text:p>🟩🟩🟩🟩🟩</text:p>
          </table:table-cell>
        </table:table-row>
        <table:table-row table:style-name="ro3">
          <table:table-cell office:value-type="float" office:value="290" calcext:value-type="float">
            <text:p>290</text:p>
          </table:table-cell>
          <table:table-cell office:value-type="float" office:value="1.51145244033106E+018" calcext:value-type="float">
            <text:p>1.51145244033106E+018</text:p>
          </table:table-cell>
          <table:table-cell office:value-type="string" calcext:value-type="string">
            <text:p>2022-04-05 21:15:17+00:00</text:p>
          </table:table-cell>
          <table:table-cell office:value-type="string" calcext:value-type="string">
            <text:p>usagibrian</text:p>
          </table:table-cell>
          <table:table-cell office:value-type="string" calcext:value-type="string">
            <text:p>Wordle 290 3/6</text:p>
            <text:p/>
            <text:p>🟨⬜🟨⬜⬜</text:p>
            <text:p>🟨🟨⬜⬜🟨</text:p>
            <text:p>🟩🟩🟩🟩🟩 https://t.co/8XwAfJQ8lQ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1.51145244412712E+018" calcext:value-type="float">
            <text:p>1.51145244412712E+018</text:p>
          </table:table-cell>
          <table:table-cell office:value-type="string" calcext:value-type="string">
            <text:p>2022-04-05 21:15:18+00:00</text:p>
          </table:table-cell>
          <table:table-cell office:value-type="string" calcext:value-type="string">
            <text:p>Ni_ColeBlooded</text:p>
          </table:table-cell>
          <table:table-cell office:value-type="string" calcext:value-type="string">
            <text:p>Wordle 290 4/6</text:p>
            <text:p/>
            <text:p>⬛⬛🟨🟨⬛</text:p>
            <text:p>⬛🟨⬛⬛⬛</text:p>
            <text:p>⬛🟨🟨🟨🟨</text:p>
            <text:p>🟩🟩🟩🟩🟩</text:p>
          </table:table-cell>
        </table:table-row>
        <table:table-row table:style-name="ro7">
          <table:table-cell office:value-type="float" office:value="290" calcext:value-type="float">
            <text:p>290</text:p>
          </table:table-cell>
          <table:table-cell office:value-type="float" office:value="1.51145244617377E+018" calcext:value-type="float">
            <text:p>1.51145244617377E+018</text:p>
          </table:table-cell>
          <table:table-cell office:value-type="string" calcext:value-type="string">
            <text:p>2022-04-05 21:15:19+00:00</text:p>
          </table:table-cell>
          <table:table-cell office:value-type="string" calcext:value-type="string">
            <text:p>Mike_McCormick6</text:p>
          </table:table-cell>
          <table:table-cell office:value-type="string" calcext:value-type="string">
            <text:p>Wordle 290 5/6</text:p>
            <text:p/>
            <text:p>⬛⬛⬛⬛🟨</text:p>
            <text:p>⬛⬛🟨⬛⬛</text:p>
            <text:p>⬛⬛🟨⬛⬛</text:p>
            <text:p>⬛🟩⬛🟨🟨</text:p>
            <text:p>🟩🟩🟩🟩🟩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1.51145247119295E+018" calcext:value-type="float">
            <text:p>1.51145247119295E+018</text:p>
          </table:table-cell>
          <table:table-cell office:value-type="string" calcext:value-type="string">
            <text:p>2022-04-05 21:15:25+00:00</text:p>
          </table:table-cell>
          <table:table-cell office:value-type="string" calcext:value-type="string">
            <text:p>ABirch10</text:p>
          </table:table-cell>
          <table:table-cell office:value-type="string" calcext:value-type="string">
            <text:p>Wordle 290 4/6</text:p>
            <text:p/>
            <text:p>⬛⬛🟨🟨⬛</text:p>
            <text:p>🟨🟩🟩⬛⬛</text:p>
            <text:p>⬛🟩🟩🟩🟩</text:p>
            <text:p>🟩🟩🟩🟩🟩</text:p>
          </table:table-cell>
        </table:table-row>
        <table:table-row table:style-name="ro7">
          <table:table-cell office:value-type="float" office:value="290" calcext:value-type="float">
            <text:p>290</text:p>
          </table:table-cell>
          <table:table-cell office:value-type="float" office:value="1.5114524903861E+018" calcext:value-type="float">
            <text:p>1.5114524903861E+018</text:p>
          </table:table-cell>
          <table:table-cell office:value-type="string" calcext:value-type="string">
            <text:p>2022-04-05 21:15:29+00:00</text:p>
          </table:table-cell>
          <table:table-cell office:value-type="string" calcext:value-type="string">
            <text:p>Blake_Hatfield</text:p>
          </table:table-cell>
          <table:table-cell office:value-type="string" calcext:value-type="string">
            <text:p>Wordle 290 5/6</text:p>
            <text:p/>
            <text:p>⬛⬛🟨⬛⬛</text:p>
            <text:p>⬛⬛⬛🟨⬛</text:p>
            <text:p>🟨⬛⬛⬛⬛</text:p>
            <text:p>⬛🟩🟨🟨⬛</text:p>
            <text:p>🟩🟩🟩🟩🟩</text:p>
          </table:table-cell>
        </table:table-row>
        <table:table-row table:style-name="ro7">
          <table:table-cell office:value-type="float" office:value="290" calcext:value-type="float">
            <text:p>290</text:p>
          </table:table-cell>
          <table:table-cell office:value-type="float" office:value="1.51145250241951E+018" calcext:value-type="float">
            <text:p>1.51145250241951E+018</text:p>
          </table:table-cell>
          <table:table-cell office:value-type="string" calcext:value-type="string">
            <text:p>2022-04-05 21:15:32+00:00</text:p>
          </table:table-cell>
          <table:table-cell office:value-type="string" calcext:value-type="string">
            <text:p>ChiamakaPotato</text:p>
          </table:table-cell>
          <table:table-cell office:value-type="string" calcext:value-type="string">
            <text:p>Wordle 290 5/6</text:p>
            <text:p/>
            <text:p>⬛🟩⬛⬛⬛</text:p>
            <text:p>⬛⬛⬛🟨⬛</text:p>
            <text:p>⬛⬛⬛🟩⬛</text:p>
            <text:p>⬛🟨🟨🟨⬛</text:p>
            <text:p>🟩🟩🟩🟩🟩</text:p>
          </table:table-cell>
        </table:table-row>
        <table:table-row table:style-name="ro3">
          <table:table-cell office:value-type="float" office:value="290" calcext:value-type="float">
            <text:p>290</text:p>
          </table:table-cell>
          <table:table-cell office:value-type="float" office:value="1.51145250874457E+018" calcext:value-type="float">
            <text:p>1.51145250874457E+018</text:p>
          </table:table-cell>
          <table:table-cell office:value-type="string" calcext:value-type="string">
            <text:p>2022-04-05 21:15:34+00:00</text:p>
          </table:table-cell>
          <table:table-cell office:value-type="string" calcext:value-type="string">
            <text:p>paige_beeee</text:p>
          </table:table-cell>
          <table:table-cell office:value-type="string" calcext:value-type="string">
            <text:p>Wordle 290 3/6</text:p>
            <text:p/>
            <text:p>⬛⬛🟨🟨⬛</text:p>
            <text:p>⬛🟩🟩⬛🟨</text:p>
            <text:p>🟩🟩🟩🟩🟩</text:p>
          </table:table-cell>
        </table:table-row>
        <table:table-row table:style-name="ro5">
          <table:table-cell office:value-type="float" office:value="290" calcext:value-type="float">
            <text:p>290</text:p>
          </table:table-cell>
          <table:table-cell office:value-type="float" office:value="1.51145251225505E+018" calcext:value-type="float">
            <text:p>1.51145251225505E+018</text:p>
          </table:table-cell>
          <table:table-cell office:value-type="string" calcext:value-type="string">
            <text:p>2022-04-05 21:15:35+00:00</text:p>
          </table:table-cell>
          <table:table-cell office:value-type="string" calcext:value-type="string">
            <text:p>mollypants</text:p>
          </table:table-cell>
          <table:table-cell office:value-type="string" calcext:value-type="string">
            <text:p>Wordle 290 4/6</text:p>
            <text:p/>
            <text:p>⬛🟨🟨🟨🟨</text:p>
            <text:p>🟨🟩🟨⬛🟨</text:p>
            <text:p>🟨🟩🟨🟨⬛</text:p>
            <text:p>🟩🟩🟩🟩🟩</text:p>
            <text:p/>
            <text:p>Green box oracle says run run rabbit</text:p>
          </table:table-cell>
        </table:table-row>
        <table:table-row table:style-name="ro5">
          <table:table-cell office:value-type="float" office:value="290" calcext:value-type="float">
            <text:p>290</text:p>
          </table:table-cell>
          <table:table-cell office:value-type="float" office:value="1.51145251845018E+018" calcext:value-type="float">
            <text:p>1.51145251845018E+018</text:p>
          </table:table-cell>
          <table:table-cell office:value-type="string" calcext:value-type="string">
            <text:p>2022-04-05 21:15:36+00:00</text:p>
          </table:table-cell>
          <table:table-cell office:value-type="string" calcext:value-type="string">
            <text:p>jn_navarro23</text:p>
          </table:table-cell>
          <table:table-cell office:value-type="string" calcext:value-type="string">
            <text:p>Wordle 290 5/6</text:p>
            <text:p/>
            <text:p>⬛⬛🟨⬛⬛</text:p>
            <text:p>⬛🟨🟨🟨🟨</text:p>
            <text:p>🟨🟩🟨🟨⬛</text:p>
            <text:p>🟨🟩🟨⬛🟨</text:p>
            <text:p>🟩🟩🟩🟩🟩</text:p>
            <text:p>Yo ACTUALLY suck my dick from the back with this one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1.51145253179646E+018" calcext:value-type="float">
            <text:p>1.51145253179646E+018</text:p>
          </table:table-cell>
          <table:table-cell office:value-type="string" calcext:value-type="string">
            <text:p>2022-04-05 21:15:39+00:00</text:p>
          </table:table-cell>
          <table:table-cell office:value-type="string" calcext:value-type="string">
            <text:p>burtclaws</text:p>
          </table:table-cell>
          <table:table-cell office:value-type="string" calcext:value-type="string">
            <text:p>Wordle 290 4/6</text:p>
            <text:p/>
            <text:p>⬛🟨🟨⬛🟨</text:p>
            <text:p>🟨🟩🟨⬛⬛</text:p>
            <text:p>🟩🟩🟩⬛⬛</text:p>
            <text:p>🟩🟩🟩🟩🟩</text:p>
          </table:table-cell>
        </table:table-row>
        <table:table-row table:style-name="ro7">
          <table:table-cell office:value-type="float" office:value="290" calcext:value-type="float">
            <text:p>290</text:p>
          </table:table-cell>
          <table:table-cell office:value-type="float" office:value="1.51145253445984E+018" calcext:value-type="float">
            <text:p>1.51145253445984E+018</text:p>
          </table:table-cell>
          <table:table-cell office:value-type="string" calcext:value-type="string">
            <text:p>2022-04-05 21:15:40+00:00</text:p>
          </table:table-cell>
          <table:table-cell office:value-type="string" calcext:value-type="string">
            <text:p>BruhhZack</text:p>
          </table:table-cell>
          <table:table-cell office:value-type="string" calcext:value-type="string">
            <text:p>Wordle 290 5/6</text:p>
            <text:p/>
            <text:p>⬛🟨⬛⬛🟨</text:p>
            <text:p>🟨🟩⬛🟨⬛</text:p>
            <text:p>🟩🟩⬛⬛⬛</text:p>
            <text:p>🟩🟩⬛🟩⬛</text:p>
            <text:p>🟩🟩🟩🟩🟩</text:p>
          </table:table-cell>
        </table:table-row>
        <table:table-row table:style-name="ro7">
          <table:table-cell office:value-type="float" office:value="290" calcext:value-type="float">
            <text:p>290</text:p>
          </table:table-cell>
          <table:table-cell office:value-type="float" office:value="1.51145254291136E+018" calcext:value-type="float">
            <text:p>1.51145254291136E+018</text:p>
          </table:table-cell>
          <table:table-cell office:value-type="string" calcext:value-type="string">
            <text:p>2022-04-05 21:15:42+00:00</text:p>
          </table:table-cell>
          <table:table-cell office:value-type="string" calcext:value-type="string">
            <text:p>chele7259</text:p>
          </table:table-cell>
          <table:table-cell office:value-type="string" calcext:value-type="string">
            <text:p>Wordle 290 5/6</text:p>
            <text:p/>
            <text:p>🟨⬜⬜⬜⬜</text:p>
            <text:p>⬜⬜⬜🟨⬜</text:p>
            <text:p>⬜🟨🟨⬜⬜</text:p>
            <text:p>⬜🟩🟩🟩🟩</text:p>
            <text:p>🟩🟩🟩🟩🟩</text:p>
          </table:table-cell>
        </table:table-row>
        <table:table-row table:style-name="ro3">
          <table:table-cell office:value-type="float" office:value="290" calcext:value-type="float">
            <text:p>290</text:p>
          </table:table-cell>
          <table:table-cell office:value-type="float" office:value="1.51145254489107E+018" calcext:value-type="float">
            <text:p>1.51145254489107E+018</text:p>
          </table:table-cell>
          <table:table-cell office:value-type="string" calcext:value-type="string">
            <text:p>2022-04-05 21:15:42+00:00</text:p>
          </table:table-cell>
          <table:table-cell office:value-type="string" calcext:value-type="string">
            <text:p>bluestokyo2021</text:p>
          </table:table-cell>
          <table:table-cell office:value-type="string" calcext:value-type="string">
            <text:p>Wordle 290 3/6</text:p>
            <text:p/>
            <text:p>⬜⬜⬜🟨⬜</text:p>
            <text:p>🟩⬜🟨🟨⬜</text:p>
            <text:p>🟩🟩🟩🟩🟩</text:p>
          </table:table-cell>
        </table:table-row>
        <table:table-row table:style-name="ro7">
          <table:table-cell office:value-type="float" office:value="311" calcext:value-type="float">
            <text:p>311</text:p>
          </table:table-cell>
          <table:table-cell office:value-type="float" office:value="1.51909459270392E+018" calcext:value-type="float">
            <text:p>1.51909459270392E+018</text:p>
          </table:table-cell>
          <table:table-cell office:value-type="string" calcext:value-type="string">
            <text:p>2022-04-26 23:22:28+00:00</text:p>
          </table:table-cell>
          <table:table-cell office:value-type="string" calcext:value-type="string">
            <text:p>LouisaSusie</text:p>
          </table:table-cell>
          <table:table-cell office:value-type="string" calcext:value-type="string">
            <text:p>Wordle 311 5/6</text:p>
            <text:p/>
            <text:p>⬜⬜🟩🟨⬜</text:p>
            <text:p>🟨⬜🟩⬜🟨</text:p>
            <text:p>🟨⬜🟩🟨⬜</text:p>
            <text:p>⬜🟩🟩⬜🟩</text:p>
            <text:p>🟩🟩🟩🟩🟩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float" office:value="1.51909462481565E+018" calcext:value-type="float">
            <text:p>1.51909462481565E+018</text:p>
          </table:table-cell>
          <table:table-cell office:value-type="string" calcext:value-type="string">
            <text:p>2022-04-26 23:22:36+00:00</text:p>
          </table:table-cell>
          <table:table-cell office:value-type="string" calcext:value-type="string">
            <text:p>msfeliciarenee</text:p>
          </table:table-cell>
          <table:table-cell office:value-type="string" calcext:value-type="string">
            <text:p>Wordle 311 4/6</text:p>
            <text:p/>
            <text:p>⬛🟩⬛⬛⬛</text:p>
            <text:p>⬛🟩⬛⬛⬛</text:p>
            <text:p>⬛🟩⬛🟨🟩</text:p>
            <text:p>🟩🟩🟩🟩🟩</text:p>
          </table:table-cell>
        </table:table-row>
        <table:table-row table:style-name="ro4">
          <table:table-cell office:value-type="float" office:value="311" calcext:value-type="float">
            <text:p>311</text:p>
          </table:table-cell>
          <table:table-cell office:value-type="float" office:value="1.51909463029758E+018" calcext:value-type="float">
            <text:p>1.51909463029758E+018</text:p>
          </table:table-cell>
          <table:table-cell office:value-type="string" calcext:value-type="string">
            <text:p>2022-04-26 23:22:37+00:00</text:p>
          </table:table-cell>
          <table:table-cell office:value-type="string" calcext:value-type="string">
            <text:p>castlerawk</text:p>
          </table:table-cell>
          <table:table-cell office:value-type="string" calcext:value-type="string">
            <text:p>Wordle 311 2/6</text:p>
            <text:p/>
            <text:p>⬛🟨🟨🟨🟨</text:p>
            <text:p>🟩🟩🟩🟩🟩 https://t.co/YKy7J5ZyPp</text:p>
          </table:table-cell>
        </table:table-row>
        <table:table-row table:style-name="ro4">
          <table:table-cell office:value-type="float" office:value="311" calcext:value-type="float">
            <text:p>311</text:p>
          </table:table-cell>
          <table:table-cell office:value-type="float" office:value="1.51909463225631E+018" calcext:value-type="float">
            <text:p>1.51909463225631E+018</text:p>
          </table:table-cell>
          <table:table-cell office:value-type="string" calcext:value-type="string">
            <text:p>2022-04-26 23:22:38+00:00</text:p>
          </table:table-cell>
          <table:table-cell office:value-type="string" calcext:value-type="string">
            <text:p>thegreatgrabski</text:p>
          </table:table-cell>
          <table:table-cell office:value-type="string" calcext:value-type="string">
            <text:p>Wordle 311 2/6</text:p>
            <text:p/>
            <text:p>🟩⬜🟩🟩🟩</text:p>
            <text:p>🟩🟩🟩🟩🟩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float" office:value="1.51909466550031E+018" calcext:value-type="float">
            <text:p>1.51909466550031E+018</text:p>
          </table:table-cell>
          <table:table-cell office:value-type="string" calcext:value-type="string">
            <text:p>2022-04-26 23:22:46+00:00</text:p>
          </table:table-cell>
          <table:table-cell office:value-type="string" calcext:value-type="string">
            <text:p>jennifer_glinz</text:p>
          </table:table-cell>
          <table:table-cell office:value-type="string" calcext:value-type="string">
            <text:p>Wordle 311 4/6</text:p>
            <text:p/>
            <text:p>⬜⬜🟩🟨⬜</text:p>
            <text:p>🟨⬜🟩⬜🟨</text:p>
            <text:p>🟨⬜🟩🟨🟨</text:p>
            <text:p>🟩🟩🟩🟩🟩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float" office:value="1.51909468195047E+018" calcext:value-type="float">
            <text:p>1.51909468195047E+018</text:p>
          </table:table-cell>
          <table:table-cell office:value-type="string" calcext:value-type="string">
            <text:p>2022-04-26 23:22:50+00:00</text:p>
          </table:table-cell>
          <table:table-cell office:value-type="string" calcext:value-type="string">
            <text:p>DMMD_121</text:p>
          </table:table-cell>
          <table:table-cell office:value-type="string" calcext:value-type="string">
            <text:p>Wordle 311 4/6</text:p>
            <text:p/>
            <text:p>🟨🟨🟩⬛⬛</text:p>
            <text:p>⬛⬛🟩🟨🟨</text:p>
            <text:p>🟩⬛🟩🟩🟩</text:p>
            <text:p>🟩🟩🟩🟩🟩#wordle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float" office:value="1.51909469185732E+018" calcext:value-type="float">
            <text:p>1.51909469185732E+018</text:p>
          </table:table-cell>
          <table:table-cell office:value-type="string" calcext:value-type="string">
            <text:p>2022-04-26 23:22:52+00:00</text:p>
          </table:table-cell>
          <table:table-cell office:value-type="string" calcext:value-type="string">
            <text:p>cheesestickcat</text:p>
          </table:table-cell>
          <table:table-cell office:value-type="string" calcext:value-type="string">
            <text:p>Wordle 311 4/6</text:p>
            <text:p/>
            <text:p>⬜🟩⬜⬜🟨</text:p>
            <text:p>⬜🟩⬜⬜🟨</text:p>
            <text:p>⬜🟩⬜⬜🟩</text:p>
            <text:p>🟩🟩🟩🟩🟩</text:p>
          </table:table-cell>
        </table:table-row>
        <table:table-row table:style-name="ro3">
          <table:table-cell office:value-type="float" office:value="311" calcext:value-type="float">
            <text:p>311</text:p>
          </table:table-cell>
          <table:table-cell office:value-type="float" office:value="1.51909472312993E+018" calcext:value-type="float">
            <text:p>1.51909472312993E+018</text:p>
          </table:table-cell>
          <table:table-cell office:value-type="string" calcext:value-type="string">
            <text:p>2022-04-26 23:23:00+00:00</text:p>
          </table:table-cell>
          <table:table-cell office:value-type="string" calcext:value-type="string">
            <text:p>mexigordelia</text:p>
          </table:table-cell>
          <table:table-cell office:value-type="string" calcext:value-type="string">
            <text:p>Wordle 311 3/6</text:p>
            <text:p/>
            <text:p>⬛⬛⬛⬛⬛</text:p>
            <text:p>⬛🟩🟨⬛🟨</text:p>
            <text:p>🟩🟩🟩🟩🟩</text:p>
          </table:table-cell>
        </table:table-row>
        <table:table-row table:style-name="ro3">
          <table:table-cell office:value-type="float" office:value="311" calcext:value-type="float">
            <text:p>311</text:p>
          </table:table-cell>
          <table:table-cell office:value-type="float" office:value="1.51909476192326E+018" calcext:value-type="float">
            <text:p>1.51909476192326E+018</text:p>
          </table:table-cell>
          <table:table-cell office:value-type="string" calcext:value-type="string">
            <text:p>2022-04-26 23:23:09+00:00</text:p>
          </table:table-cell>
          <table:table-cell office:value-type="string" calcext:value-type="string">
            <text:p>SheDoughpe</text:p>
          </table:table-cell>
          <table:table-cell office:value-type="string" calcext:value-type="string">
            <text:p>Wordle 311 3/6</text:p>
            <text:p/>
            <text:p>🟩🟩⬛⬛🟩</text:p>
            <text:p>🟩🟩⬛⬛🟩</text:p>
            <text:p>🟩🟩🟩🟩🟩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float" office:value="1.51909481458691E+018" calcext:value-type="float">
            <text:p>1.51909481458691E+018</text:p>
          </table:table-cell>
          <table:table-cell office:value-type="string" calcext:value-type="string">
            <text:p>2022-04-26 23:23:21+00:00</text:p>
          </table:table-cell>
          <table:table-cell office:value-type="string" calcext:value-type="string">
            <text:p>HeartOfAutumn</text:p>
          </table:table-cell>
          <table:table-cell office:value-type="string" calcext:value-type="string">
            <text:p>Wordle 311 2/6</text:p>
            <text:p/>
            <text:p>🟩⬜🟨🟨🟨</text:p>
            <text:p>🟩🟩🟩🟩🟩</text:p>
            <text:p/>
            <text:p>Had to share this one.</text:p>
          </table:table-cell>
        </table:table-row>
        <table:table-row table:style-name="ro5">
          <table:table-cell office:value-type="float" office:value="311" calcext:value-type="float">
            <text:p>311</text:p>
          </table:table-cell>
          <table:table-cell office:value-type="float" office:value="1.51909484089358E+018" calcext:value-type="float">
            <text:p>1.51909484089358E+018</text:p>
          </table:table-cell>
          <table:table-cell office:value-type="string" calcext:value-type="string">
            <text:p>2022-04-26 23:23:28+00:00</text:p>
          </table:table-cell>
          <table:table-cell office:value-type="string" calcext:value-type="string">
            <text:p>MichaelSalm</text:p>
          </table:table-cell>
          <table:table-cell office:value-type="string" calcext:value-type="string">
            <text:p>Wordle 311 4/6</text:p>
            <text:p/>
            <text:p>🟨⬛🟨⬛⬛</text:p>
            <text:p>⬛🟩⬛🟨🟨</text:p>
            <text:p>🟩⬛🟩🟩🟩</text:p>
            <text:p>🟩🟩🟩🟩🟩</text:p>
            <text:p/>
            <text:p>🔍</text:p>
          </table:table-cell>
        </table:table-row>
        <table:table-row table:style-name="ro3">
          <table:table-cell office:value-type="float" office:value="311" calcext:value-type="float">
            <text:p>311</text:p>
          </table:table-cell>
          <table:table-cell office:value-type="float" office:value="1.51909485832096E+018" calcext:value-type="float">
            <text:p>1.51909485832096E+018</text:p>
          </table:table-cell>
          <table:table-cell office:value-type="string" calcext:value-type="string">
            <text:p>2022-04-26 23:23:32+00:00</text:p>
          </table:table-cell>
          <table:table-cell office:value-type="string" calcext:value-type="string">
            <text:p>fizzyjam</text:p>
          </table:table-cell>
          <table:table-cell office:value-type="string" calcext:value-type="string">
            <text:p>Wordle 311 3/6</text:p>
            <text:p/>
            <text:p>🟨⬛🟩⬛🟨</text:p>
            <text:p>⬛⬛🟩🟨🟨</text:p>
            <text:p>🟩🟩🟩🟩🟩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float" office:value="1.51909486784612E+018" calcext:value-type="float">
            <text:p>1.51909486784612E+018</text:p>
          </table:table-cell>
          <table:table-cell office:value-type="string" calcext:value-type="string">
            <text:p>2022-04-26 23:23:34+00:00</text:p>
          </table:table-cell>
          <table:table-cell office:value-type="string" calcext:value-type="string">
            <text:p>N11RVL89</text:p>
          </table:table-cell>
          <table:table-cell office:value-type="string" calcext:value-type="string">
            <text:p>Wordle 311 3/6</text:p>
            <text:p/>
            <text:p>⬛⬛🟨⬛⬛</text:p>
            <text:p>⬛🟨⬛🟨🟩</text:p>
            <text:p>🟩🟩🟩🟩🟩</text:p>
            <text:p>This was Tuesdays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float" office:value="1.51909489007183E+018" calcext:value-type="float">
            <text:p>1.51909489007183E+018</text:p>
          </table:table-cell>
          <table:table-cell office:value-type="string" calcext:value-type="string">
            <text:p>2022-04-26 23:23:39+00:00</text:p>
          </table:table-cell>
          <table:table-cell office:value-type="string" calcext:value-type="string">
            <text:p>vaiblol</text:p>
          </table:table-cell>
          <table:table-cell office:value-type="string" calcext:value-type="string">
            <text:p>Wordle 311 3/6</text:p>
            <text:p/>
            <text:p>⬛⬛🟩🟨⬛</text:p>
            <text:p>🟨🟨⬛⬛🟩</text:p>
            <text:p>🟩🟩🟩🟩🟩</text:p>
            <text:p>@100Thieves</text:p>
          </table:table-cell>
        </table:table-row>
        <table:table-row table:style-name="ro3">
          <table:table-cell office:value-type="float" office:value="311" calcext:value-type="float">
            <text:p>311</text:p>
          </table:table-cell>
          <table:table-cell office:value-type="float" office:value="1.51909490801078E+018" calcext:value-type="float">
            <text:p>1.51909490801078E+018</text:p>
          </table:table-cell>
          <table:table-cell office:value-type="string" calcext:value-type="string">
            <text:p>2022-04-26 23:23:44+00:00</text:p>
          </table:table-cell>
          <table:table-cell office:value-type="string" calcext:value-type="string">
            <text:p>mei_johnson</text:p>
          </table:table-cell>
          <table:table-cell office:value-type="string" calcext:value-type="string">
            <text:p>Wordle 311 3/6</text:p>
            <text:p/>
            <text:p>⬛⬛🟩🟩🟨</text:p>
            <text:p>⬛🟩🟩🟩🟩</text:p>
            <text:p>🟩🟩🟩🟩🟩</text:p>
          </table:table-cell>
        </table:table-row>
        <table:table-row table:style-name="ro3">
          <table:table-cell office:value-type="float" office:value="311" calcext:value-type="float">
            <text:p>311</text:p>
          </table:table-cell>
          <table:table-cell office:value-type="float" office:value="1.51909494283194E+018" calcext:value-type="float">
            <text:p>1.51909494283194E+018</text:p>
          </table:table-cell>
          <table:table-cell office:value-type="string" calcext:value-type="string">
            <text:p>2022-04-26 23:23:52+00:00</text:p>
          </table:table-cell>
          <table:table-cell office:value-type="string" calcext:value-type="string">
            <text:p>mishie411</text:p>
          </table:table-cell>
          <table:table-cell office:value-type="string" calcext:value-type="string">
            <text:p>Wordle 311 3/6</text:p>
            <text:p/>
            <text:p>⬜⬜⬜🟨🟩</text:p>
            <text:p>⬜🟨⬜🟨🟩</text:p>
            <text:p>🟩🟩🟩🟩🟩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float" office:value="1.51909494863262E+018" calcext:value-type="float">
            <text:p>1.51909494863262E+018</text:p>
          </table:table-cell>
          <table:table-cell office:value-type="string" calcext:value-type="string">
            <text:p>2022-04-26 23:23:53+00:00</text:p>
          </table:table-cell>
          <table:table-cell office:value-type="string" calcext:value-type="string">
            <text:p>joe_malts</text:p>
          </table:table-cell>
          <table:table-cell office:value-type="string" calcext:value-type="string">
            <text:p>Wordle 311 4/6</text:p>
            <text:p/>
            <text:p>⬜⬜⬜⬜⬜</text:p>
            <text:p>⬜⬜🟩⬜🟨</text:p>
            <text:p>⬜🟩⬜🟩🟩</text:p>
            <text:p>🟩🟩🟩🟩🟩</text:p>
          </table:table-cell>
        </table:table-row>
        <table:table-row table:style-name="ro7">
          <table:table-cell office:value-type="float" office:value="311" calcext:value-type="float">
            <text:p>311</text:p>
          </table:table-cell>
          <table:table-cell office:value-type="float" office:value="1.51909494900596E+018" calcext:value-type="float">
            <text:p>1.51909494900596E+018</text:p>
          </table:table-cell>
          <table:table-cell office:value-type="string" calcext:value-type="string">
            <text:p>2022-04-26 23:23:53+00:00</text:p>
          </table:table-cell>
          <table:table-cell office:value-type="string" calcext:value-type="string">
            <text:p>p_dorrell</text:p>
          </table:table-cell>
          <table:table-cell office:value-type="string" calcext:value-type="string">
            <text:p>Wordle 311 5/6</text:p>
            <text:p/>
            <text:p>🟨⬛🟨⬛🟨</text:p>
            <text:p>⬛⬛⬛🟨⬛</text:p>
            <text:p>⬛🟨🟨🟨🟨</text:p>
            <text:p>🟨🟨🟩🟨⬛</text:p>
            <text:p>🟩🟩🟩🟩🟩</text:p>
          </table:table-cell>
        </table:table-row>
        <table:table-row table:style-name="ro5">
          <table:table-cell office:value-type="float" office:value="311" calcext:value-type="float">
            <text:p>311</text:p>
          </table:table-cell>
          <table:table-cell office:value-type="float" office:value="1.51909495366146E+018" calcext:value-type="float">
            <text:p>1.51909495366146E+018</text:p>
          </table:table-cell>
          <table:table-cell office:value-type="string" calcext:value-type="string">
            <text:p>2022-04-26 23:23:55+00:00</text:p>
          </table:table-cell>
          <table:table-cell office:value-type="string" calcext:value-type="string">
            <text:p>MikePalmer_</text:p>
          </table:table-cell>
          <table:table-cell office:value-type="string" calcext:value-type="string">
            <text:p>Wordle 311 6/6</text:p>
            <text:p/>
            <text:p>🟨🟨⬜⬜🟨</text:p>
            <text:p>⬜🟩🟨🟨⬜</text:p>
            <text:p>⬜🟩⬜🟩🟩</text:p>
            <text:p>⬜🟩⬜🟩🟩</text:p>
            <text:p>⬜🟩⬜🟩🟩</text:p>
            <text:p>🟩🟩🟩🟩🟩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float" office:value="1.51909496287647E+018" calcext:value-type="float">
            <text:p>1.51909496287647E+018</text:p>
          </table:table-cell>
          <table:table-cell office:value-type="string" calcext:value-type="string">
            <text:p>2022-04-26 23:23:57+00:00</text:p>
          </table:table-cell>
          <table:table-cell office:value-type="string" calcext:value-type="string">
            <text:p>SicilianHoneyB</text:p>
          </table:table-cell>
          <table:table-cell office:value-type="string" calcext:value-type="string">
            <text:p>Wordle 311 4/6</text:p>
            <text:p/>
            <text:p>⬜⬜🟩🟨⬜</text:p>
            <text:p>⬜🟩🟩⬜⬜</text:p>
            <text:p>⬜🟩🟩🟩🟩</text:p>
            <text:p>🟩🟩🟩🟩🟩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float" office:value="1.52452539586077E+018" calcext:value-type="float">
            <text:p>1.52452539586077E+018</text:p>
          </table:table-cell>
          <table:table-cell office:value-type="string" calcext:value-type="string">
            <text:p>2022-05-11 23:02:33+00:00</text:p>
          </table:table-cell>
          <table:table-cell office:value-type="string" calcext:value-type="string">
            <text:p>Jeremybballer</text:p>
          </table:table-cell>
          <table:table-cell office:value-type="string" calcext:value-type="string">
            <text:p>Wordle 326 3/6</text:p>
            <text:p/>
            <text:p>⬛🟨⬛⬛⬛</text:p>
            <text:p>🟨🟨🟨🟩⬛</text:p>
            <text:p>🟩🟩🟩🟩🟩</text:p>
            <text:p>This was a toughy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float" office:value="1.52452545691305E+018" calcext:value-type="float">
            <text:p>1.52452545691305E+018</text:p>
          </table:table-cell>
          <table:table-cell office:value-type="string" calcext:value-type="string">
            <text:p>2022-05-11 23:02:47+00:00</text:p>
          </table:table-cell>
          <table:table-cell office:value-type="string" calcext:value-type="string">
            <text:p>JulianBharrat</text:p>
          </table:table-cell>
          <table:table-cell office:value-type="string" calcext:value-type="string">
            <text:p>Wordle 326 4/6</text:p>
            <text:p/>
            <text:p>🟨🟨🟨⬛⬛</text:p>
            <text:p>⬛⬛⬛⬛⬛</text:p>
            <text:p>🟨🟩🟨🟨⬛</text:p>
            <text:p>🟩🟩🟩🟩🟩</text:p>
          </table:table-cell>
        </table:table-row>
        <table:table-row table:style-name="ro5">
          <table:table-cell office:value-type="float" office:value="326" calcext:value-type="float">
            <text:p>326</text:p>
          </table:table-cell>
          <table:table-cell office:value-type="float" office:value="1.52452546095207E+018" calcext:value-type="float">
            <text:p>1.52452546095207E+018</text:p>
          </table:table-cell>
          <table:table-cell office:value-type="string" calcext:value-type="string">
            <text:p>2022-05-11 23:02:48+00:00</text:p>
          </table:table-cell>
          <table:table-cell office:value-type="string" calcext:value-type="string">
            <text:p>kpiggy1103</text:p>
          </table:table-cell>
          <table:table-cell office:value-type="string" calcext:value-type="string">
            <text:p>Wordle 326 6/6</text:p>
            <text:p/>
            <text:p>⬛⬛🟨⬛⬛</text:p>
            <text:p>⬛🟨⬛🟨⬛</text:p>
            <text:p>🟨⬛⬛🟨⬛</text:p>
            <text:p>🟨🟨⬛🟨⬛</text:p>
            <text:p>🟨🟨🟨⬛🟩</text:p>
            <text:p>🟩🟩🟩🟩🟩</text:p>
          </table:table-cell>
        </table:table-row>
        <table:table-row table:style-name="ro5">
          <table:table-cell office:value-type="float" office:value="326" calcext:value-type="float">
            <text:p>326</text:p>
          </table:table-cell>
          <table:table-cell office:value-type="float" office:value="1.52452546637525E+018" calcext:value-type="float">
            <text:p>1.52452546637525E+018</text:p>
          </table:table-cell>
          <table:table-cell office:value-type="string" calcext:value-type="string">
            <text:p>2022-05-11 23:02:50+00:00</text:p>
          </table:table-cell>
          <table:table-cell office:value-type="string" calcext:value-type="string">
            <text:p>Fundiphead</text:p>
          </table:table-cell>
          <table:table-cell office:value-type="string" calcext:value-type="string">
            <text:p>Wordle 326 6/6</text:p>
            <text:p/>
            <text:p>🟨⬛⬛🟨⬛</text:p>
            <text:p>🟨⬛⬛⬛⬛</text:p>
            <text:p>⬛🟩⬛⬛⬛</text:p>
            <text:p>⬛🟨⬛⬛⬛</text:p>
            <text:p>🟨🟩🟨🟨⬛</text:p>
            <text:p>🟩🟩🟩🟩🟩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float" office:value="1.52452548609702E+018" calcext:value-type="float">
            <text:p>1.52452548609702E+018</text:p>
          </table:table-cell>
          <table:table-cell office:value-type="string" calcext:value-type="string">
            <text:p>2022-05-11 23:02:54+00:00</text:p>
          </table:table-cell>
          <table:table-cell office:value-type="string" calcext:value-type="string">
            <text:p>Okellypub</text:p>
          </table:table-cell>
          <table:table-cell office:value-type="string" calcext:value-type="string">
            <text:p>Wordle 326 4/6</text:p>
            <text:p/>
            <text:p>⬛🟨🟨⬛🟩</text:p>
            <text:p>🟩⬛🟨🟨🟩</text:p>
            <text:p>🟩🟩🟩⬛🟩</text:p>
            <text:p>🟩🟩🟩🟩🟩</text:p>
          </table:table-cell>
        </table:table-row>
        <table:table-row table:style-name="ro4">
          <table:table-cell office:value-type="float" office:value="326" calcext:value-type="float">
            <text:p>326</text:p>
          </table:table-cell>
          <table:table-cell office:value-type="float" office:value="1.52452552264614E+018" calcext:value-type="float">
            <text:p>1.52452552264614E+018</text:p>
          </table:table-cell>
          <table:table-cell office:value-type="string" calcext:value-type="string">
            <text:p>2022-05-11 23:03:03+00:00</text:p>
          </table:table-cell>
          <table:table-cell office:value-type="string" calcext:value-type="string">
            <text:p>DrMona_Sidhu</text:p>
          </table:table-cell>
          <table:table-cell office:value-type="string" calcext:value-type="string">
            <text:p>Wordle 326 2/6</text:p>
            <text:p/>
            <text:p>⬜🟨🟨🟩🟩</text:p>
            <text:p>🟩🟩🟩🟩🟩</text:p>
          </table:table-cell>
        </table:table-row>
        <table:table-row table:style-name="ro3">
          <table:table-cell office:value-type="float" office:value="326" calcext:value-type="float">
            <text:p>326</text:p>
          </table:table-cell>
          <table:table-cell office:value-type="float" office:value="1.52452553192815E+018" calcext:value-type="float">
            <text:p>1.52452553192815E+018</text:p>
          </table:table-cell>
          <table:table-cell office:value-type="string" calcext:value-type="string">
            <text:p>2022-05-11 23:03:05+00:00</text:p>
          </table:table-cell>
          <table:table-cell office:value-type="string" calcext:value-type="string">
            <text:p>AbrahamVelaDib</text:p>
          </table:table-cell>
          <table:table-cell office:value-type="string" calcext:value-type="string">
            <text:p>Wordle 326 3/6</text:p>
            <text:p/>
            <text:p>⬜⬜🟨🟩🟩</text:p>
            <text:p>⬜🟩⬜🟩🟩</text:p>
            <text:p>🟩🟩🟩🟩🟩</text:p>
          </table:table-cell>
        </table:table-row>
        <table:table-row table:style-name="ro5">
          <table:table-cell office:value-type="float" office:value="326" calcext:value-type="float">
            <text:p>326</text:p>
          </table:table-cell>
          <table:table-cell office:value-type="float" office:value="1.52452554973291E+018" calcext:value-type="float">
            <text:p>1.52452554973291E+018</text:p>
          </table:table-cell>
          <table:table-cell office:value-type="string" calcext:value-type="string">
            <text:p>2022-05-11 23:03:10+00:00</text:p>
          </table:table-cell>
          <table:table-cell office:value-type="string" calcext:value-type="string">
            <text:p>LatinLova</text:p>
          </table:table-cell>
          <table:table-cell office:value-type="string" calcext:value-type="string">
            <text:p>Wordle 326 6/6</text:p>
            <text:p/>
            <text:p>⬜⬜⬜⬜⬜</text:p>
            <text:p>⬜⬜🟨🟩⬜</text:p>
            <text:p>⬜⬜⬜🟩⬜</text:p>
            <text:p>⬜🟩⬜🟩⬜</text:p>
            <text:p>🟩🟩⬜🟩🟩</text:p>
            <text:p>🟩🟩🟩🟩🟩</text:p>
          </table:table-cell>
        </table:table-row>
        <table:table-row table:style-name="ro7">
          <table:table-cell office:value-type="float" office:value="326" calcext:value-type="float">
            <text:p>326</text:p>
          </table:table-cell>
          <table:table-cell office:value-type="float" office:value="1.52452555674159E+018" calcext:value-type="float">
            <text:p>1.52452555674159E+018</text:p>
          </table:table-cell>
          <table:table-cell office:value-type="string" calcext:value-type="string">
            <text:p>2022-05-11 23:03:11+00:00</text:p>
          </table:table-cell>
          <table:table-cell office:value-type="string" calcext:value-type="string">
            <text:p>NikSnacks</text:p>
          </table:table-cell>
          <table:table-cell office:value-type="string" calcext:value-type="string">
            <text:p>Wordle 326 4/6</text:p>
            <text:p/>
            <text:p>🟨⬛🟨⬛⬛</text:p>
            <text:p>⬛⬛⬛🟨🟨</text:p>
            <text:p>🟩🟩🟨⬛⬛</text:p>
            <text:p>🟩🟩🟩🟩🟩</text:p>
            <text:p>💨💨💨💨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1T09:14:15.984137166</meta:creation-date>
    <dc:date>2022-12-01T09:17:14.416258100</dc:date>
    <meta:editing-duration>PT2M38S</meta:editing-duration>
    <meta:editing-cycles>2</meta:editing-cycles>
    <meta:generator>LibreOffice/7.3.7.2$Linux_X86_64 LibreOffice_project/30$Build-2</meta:generator>
    <meta:document-statistic meta:table-count="1" meta:cell-count="650" meta:object-count="0"/>
  </office:meta>
</office:document-meta>
</file>